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4AA88366A11E9DB66D.png" manifest:media-type="image/png"/>
  <manifest:file-entry manifest:full-path="Pictures/1000000000000249000000E5FFFF4A8B1FCA793F.png" manifest:media-type="image/png"/>
  <manifest:file-entry manifest:full-path="Pictures/10000000000000810000007B528EF152352D7C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15.374cm" fo:min-width="22.7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378cm" fo:min-width="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3.873cm" fo:min-width="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4.401cm" fo:min-width="7.2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2.602cm" fo:min-width="0.57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2.44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625cm" fo:min-width="2.19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1.43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1.488cm" fo:padding-top="0.125cm" fo:padding-bottom="0.125cm" fo:padding-left="0.25cm" fo:padding-right="0.25cm" fo:wrap-option="wrap"/>
    </style:style>
    <style:style style:name="gr28" style:family="graphic" style:parent-style-name="objectwithoutfill">
      <style:graphic-properties svg:stroke-width="0.053cm" svg:stroke-color="#5983b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5983b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  <style:paragraph-properties style:writing-mode="lr-tb"/>
    </style:style>
    <style:style style:name="gr35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1.413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fill="none" draw:textarea-vertical-align="top" draw:auto-grow-height="false" fo:min-height="2.323cm" fo:min-width="1.561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fill="none" draw:textarea-vertical-align="top" draw:auto-grow-height="false" fo:min-height="3.508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cm" fo:min-width="1.3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line-through-style="none" style:text-line-through-type="none" fo:font-size="18pt" style:text-underline-style="none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line-through-style="none" style:text-line-through-type="none" fo:font-size="18pt" style:text-underline-style="none" fo:hyphenate="false"/>
    </style:style>
    <style:style style:name="P14" style:family="paragraph">
      <loext:graphic-properties draw:fill="solid" draw:fill-color="#ff0000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 style:writing-mode="lr-tb"/>
      <style:text-properties fo:color="#5983b0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P23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24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23.3cm" svg:height="15.676cm" draw:transform="skewX (0.000349065850398866) rotate (0.000349065850398866) translate (1cm 1.132cm)">
          <text:p/>
          <draw:enhanced-geometry svg:viewBox="0 0 21600 21600" draw:type="rectangle" draw:enhanced-path="M 0 0 L 21600 0 21600 21600 0 21600 0 0 Z N"/>
        </draw:custom-shape>
        <draw:custom-shape draw:name="Gerade Verbindung mit Pfeil 195" draw:style-name="gr2" draw:text-style-name="P2" draw:layer="layout" svg:width="9.5cm" svg:height="1.628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3" draw:text-style-name="P2" draw:layer="layout" svg:width="9.5cm" svg:height="4.123cm" svg:x="13.2cm" svg:y="3.0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4" draw:text-style-name="P4" xml:id="id3" draw:id="id3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4" draw:text-style-name="P4" xml:id="id1" draw:id="id1" draw:layer="layout" svg:width="2.999cm" svg:height="1.938cm" svg:x="16.566cm" svg:y="5.885cm">
          <text:p text:style-name="P3"><text:span text:style-name="T1">Ketron</text:span></text:p>
          <text:p text:style-name="P3"><text:span text:style-name="T1">SD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xml:id="id4" draw:id="id4" draw:layer="layout" svg:width="3.607cm" svg:height="2.199cm" svg:x="10.5cm" svg:y="12.525cm">
          <text:p text:style-name="P3"><text:span text:style-name="T1">Keyboard</text:span></text:p>
          <text:p text:style-name="P3"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>
          <draw:custom-shape draw:name="Textfeld 9" draw:style-name="gr5" draw:text-style-name="P5" draw:layer="layout" svg:width="4.203cm" svg:height="0.843cm" svg:x="2.638cm" svg:y="5.871cm">
            <text:p text:style-name="P8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6" draw:text-style-name="P2" draw:layer="layout" svg:width="7.7cm" svg:height="4.65cm" draw:transform="rotate (1.5707963267949) translate (5.849cm 13.625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7" draw:text-style-name="P2" draw:layer="layout" svg:width="4.7cm" svg:height="5.761cm" draw:transform="rotate (-1.5707963267949) translate (18.06cm 7.825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3" draw:style-name="gr8" draw:text-style-name="P7" draw:layer="layout" svg:width="3.619cm" svg:height="2.619cm" svg:x="9.829cm" svg:y="8.525cm">
          <text:p text:style-name="P6"><text:span text:style-name="T2">right: channel 1</text:span><text:span text:style-name="T2"><text:line-break/></text:span><text:span text:style-name="T2">left: channel 2</text:span><text:span text:style-name="T2"><text:line-break/></text:span><text:span text:style-name="T2">foot: channel 3</text:span></text:p>
          <text:p text:style-name="P6"><text:span text:style-name="T2">T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4" draw:text-style-name="P4" draw:layer="layout" svg:width="0.999cm" svg:height="0.999cm" svg:x="23.701cm" svg:y="9.9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9" draw:text-style-name="P2" draw:layer="layout" svg:width="2.099cm" svg:height="11.396cm" draw:transform="rotate (-1.5707963267949) translate (23.701cm 10.419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8" draw:text-style-name="P7" draw:layer="layout" svg:width="1.185cm" svg:height="0.843cm" svg:x="12.911cm" svg:y="11.67cm">
          <text:p text:style-name="P8"><text:span text:style-name="T2">T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4" draw:text-style-name="P4" xml:id="id2" draw:id="id2" draw:layer="layout" svg:width="0.999cm" svg:height="0.999cm" svg:x="23.701cm" svg:y="8.5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4" draw:style-name="gr8" draw:text-style-name="P7" draw:layer="layout" svg:width="2.103cm" svg:height="1.435cm" svg:x="19.516cm" svg:y="6.8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4" draw:text-style-name="P4" xml:id="id7" draw:id="id7" draw:layer="layout" svg:width="0.999cm" svg:height="0.999cm" svg:x="6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4" draw:text-style-name="P4" xml:id="id5" draw:id="id5" draw:layer="layout" svg:width="0.999cm" svg:height="0.999cm" svg:x="3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8" draw:text-style-name="P7" draw:layer="layout" svg:width="1.959cm" svg:height="0.843cm" svg:x="16.079cm" svg:y="8.017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8" draw:text-style-name="P7" draw:layer="layout" svg:width="2.256cm" svg:height="0.843cm" svg:x="6.285cm" svg:y="1.724cm">
          <text:p text:style-name="P8"><text:span text:style-name="T2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8" draw:text-style-name="P7" draw:layer="layout" svg:width="1.959cm" svg:height="0.843cm" svg:x="3.812cm" svg:y="3.524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10" draw:text-style-name="P2" draw:layer="layout" svg:width="3.592cm" svg:height="1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10" draw:text-style-name="P2" draw:layer="layout" svg:width="3.592cm" svg:height="2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6">
          <draw:custom-shape draw:name="Zylinder 68" draw:style-name="gr11" draw:text-style-name="P9" draw:layer="layout" svg:width="1.213cm" svg:height="0.599cm" svg:x="17.701cm" svg:y="14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8" draw:text-style-name="P7" draw:layer="layout" svg:width="1.235cm" svg:height="0.843cm" svg:x="18.898cm" svg:y="14.326cm">
            <text:p text:style-name="P8"><text:span text:style-name="T4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12" draw:text-style-name="P10" draw:layer="layout" svg:width="1.213cm" svg:height="0.599cm" svg:x="17.701cm" svg:y="15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5" draw:style-name="gr8" draw:text-style-name="P7" draw:layer="layout" svg:width="1.579cm" svg:height="0.843cm" svg:x="18.915cm" svg:y="15.326cm">
            <text:p text:style-name="P8"><text:span text:style-name="T4">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1" draw:style-name="gr13" draw:text-style-name="P2" draw:layer="layout" svg:width="1.074cm" svg:height="2.851cm" draw:transform="rotate (-1.5707963267949) translate (11.4cm 14.72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>
          <draw:custom-shape draw:name="Flussdiagramm: Datenträger mit direktem Zugriff 76" draw:style-name="gr11" draw:text-style-name="P9" draw:layer="layout" svg:width="0.75cm" svg:height="1.699cm" svg:x="7.749cm" svg:y="13.025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8" draw:text-style-name="P7" draw:layer="layout" svg:width="2.815cm" svg:height="0.843cm" svg:x="5.062cm" svg:y="13.425cm">
            <text:p text:style-name="P8"><text:span text:style-name="T4">modu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>
          <draw:custom-shape draw:name="Flussdiagramm: Datenträger mit direktem Zugriff 77" draw:style-name="gr11" draw:text-style-name="P9" draw:layer="layout" svg:width="0.75cm" svg:height="1.699cm" svg:x="7.799cm" svg:y="14.926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8" draw:text-style-name="P7" draw:layer="layout" svg:width="2.628cm" svg:height="0.843cm" svg:x="5.222cm" svg:y="15.226cm">
            <text:p text:style-name="P8"><text:span text:style-name="T4">pitch b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4" draw:text-style-name="P4" draw:layer="layout" svg:width="3.855cm" svg:height="1.053cm" svg:x="10.095cm" svg:y="17.672cm">
          <text:p text:style-name="P3"><text:span text:style-name="T1">Foot 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4" draw:text-style-name="P4" draw:layer="layout" svg:width="3.465cm" svg:height="1.653cm" svg:x="1.299cm" svg:y="8.071cm">
          <text:p text:style-name="P3"><text:span text:style-name="T1">Keyboard</text:span><text:span text:style-name="T1"><text:line-break/></text:span><text:span text:style-name="T1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0" draw:text-style-name="P2" draw:layer="layout" svg:width="1.266cm" svg:height="2.945cm" draw:transform="rotate (-3.14159265358979) translate (4.299cm 8.065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14" draw:text-style-name="P2" draw:layer="layout" svg:width="2.945cm" svg:height="0.001cm" draw:transform="rotate (-1.5707963267949) translate (12.024cm 14.72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0" draw:style-name="gr10" draw:text-style-name="P2" draw:layer="layout" svg:width="9.968cm" svg:height="1.499cm" svg:x="14.108cm" svg:y="12.11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3" draw:style-name="gr10" draw:text-style-name="P2" draw:layer="layout" svg:width="9.968cm" svg:height="0.299cm" svg:x="14.108cm" svg:y="13.31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1" draw:style-name="gr8" draw:text-style-name="P7" draw:layer="layout" svg:width="3.001cm" svg:height="0.843cm" svg:x="21.122cm" svg:y="11.47cm">
          <text:p text:style-name="P8"><text:span text:style-name="T4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8" draw:text-style-name="P7" draw:layer="layout" svg:width="3.001cm" svg:height="0.843cm" svg:x="21.122cm" svg:y="12.671cm">
          <text:p text:style-name="P8"><text:span text:style-name="T4">ext. switc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5" draw:text-style-name="P11" draw:layer="layout" svg:width="0.739cm" svg:height="0.799cm" svg:x="24.077cm" svg:y="11.7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Rad 115" draw:style-name="gr15" draw:text-style-name="P11" draw:layer="layout" svg:width="0.739cm" svg:height="0.799cm" svg:x="24.077cm" svg:y="12.9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Textfeld 129" draw:style-name="gr8" draw:text-style-name="P7" draw:layer="layout" svg:width="2.561cm" svg:height="0.843cm" svg:x="13.919cm" svg:y="5.925cm">
          <text:p text:style-name="P6"><text:span text:style-name="T5">stere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8" draw:text-style-name="P13" draw:layer="layout" svg:width="3.259cm" svg:height="0.843cm" svg:x="7.274cm" svg:y="4.124cm">
          <text:p text:style-name="P12"><text:span text:style-name="T5">(out unsu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8" draw:text-style-name="P7" draw:layer="layout" svg:width="0.876cm" svg:height="0.843cm" svg:x="7.411cm" svg:y="5.07cm">
          <text:p text:style-name="P8"><text:span text:style-name="T5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50">
          <draw:custom-shape draw:name="Rad 135" draw:style-name="gr15" draw:text-style-name="P11" draw:layer="layout" svg:width="0.739cm" svg:height="0.799cm" svg:x="10.5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49" draw:style-name="gr8" draw:text-style-name="P7" draw:layer="layout" svg:width="0.71cm" svg:height="0.843cm" svg:x="9.983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>
          <draw:custom-shape draw:name="Rad 136" draw:style-name="gr15" draw:text-style-name="P11" draw:layer="layout" svg:width="0.739cm" svg:height="0.799cm" svg:x="11.36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1" draw:style-name="gr8" draw:text-style-name="P7" draw:layer="layout" svg:width="0.774cm" svg:height="0.843cm" svg:x="11.983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>
          <draw:custom-shape draw:name="Rad 154" draw:style-name="gr15" draw:text-style-name="P11" draw:layer="layout" svg:width="0.739cm" svg:height="0.799cm" svg:x="15.422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5" draw:style-name="gr8" draw:text-style-name="P7" draw:layer="layout" svg:width="0.71cm" svg:height="0.843cm" svg:x="14.905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>
          <draw:custom-shape draw:name="Rad 157" draw:style-name="gr15" draw:text-style-name="P11" draw:layer="layout" svg:width="0.739cm" svg:height="0.799cm" svg:x="16.283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8" draw:style-name="gr8" draw:text-style-name="P7" draw:layer="layout" svg:width="0.774cm" svg:height="0.843cm" svg:x="16.905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4" draw:text-style-name="P4" xml:id="id6" draw:id="id6" draw:layer="layout" svg:width="3.099cm" svg:height="1.811cm" svg:x="9.7cm" svg:y="2.324cm">
          <text:p text:style-name="P3"><text:span text:style-name="T1">mix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uppieren 180">
          <draw:custom-shape draw:name="Rad 181" draw:style-name="gr15" draw:text-style-name="P11" draw:layer="layout" svg:width="0.739cm" svg:height="0.799cm" svg:x="18.03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2" draw:style-name="gr8" draw:text-style-name="P7" draw:layer="layout" svg:width="0.71cm" svg:height="0.843cm" svg:x="17.521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>
          <draw:custom-shape draw:name="Rad 184" draw:style-name="gr15" draw:text-style-name="P11" draw:layer="layout" svg:width="0.739cm" svg:height="0.799cm" svg:x="18.89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5" draw:style-name="gr8" draw:text-style-name="P7" draw:layer="layout" svg:width="0.774cm" svg:height="0.843cm" svg:x="19.521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8" draw:text-style-name="P7" draw:layer="layout" svg:width="0.969cm" svg:height="0.843cm" svg:x="14.507cm" svg:y="0.324cm">
          <text:p text:style-name="P6"><text:span text:style-name="T5">2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8" draw:text-style-name="P7" draw:layer="layout" svg:width="4.279cm" svg:height="0.843cm" svg:x="19.534cm" svg:y="0.324cm">
          <text:p text:style-name="P6"><text:span text:style-name="T5">cinch stereo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6" draw:text-style-name="P2" draw:layer="layout" svg:width="2.812cm" svg:height="4.542cm" draw:transform="rotate (-1.5707963267949) translate (15.792cm 1.324cm)">
          <text:p/>
          <draw:enhanced-geometry draw:mirror-horizontal="false" draw:mirror-vertical="false" svg:viewBox="0 0 0 0" draw:text-areas="0 0 ?f5 ?f6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1" draw:style-name="gr16" draw:text-style-name="P2" draw:layer="layout" svg:width="2.812cm" svg:height="5.402cm" draw:transform="rotate (-1.5707963267949) translate (16.653cm 1.324cm)">
          <text:p/>
          <draw:enhanced-geometry draw:mirror-horizontal="false" draw:mirror-vertical="false" svg:viewBox="0 0 0 0" draw:text-areas="0 0 ?f5 ?f6" draw:type="ooxml-curvedConnector3" draw:modifiers="12976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4" draw:style-name="gr16" draw:text-style-name="P2" draw:layer="layout" svg:width="2.812cm" svg:height="7.157cm" draw:transform="rotate (-1.5707963267949) translate (18.408cm 1.324cm)">
          <text:p/>
          <draw:enhanced-geometry draw:mirror-horizontal="false" draw:mirror-vertical="false" svg:viewBox="0 0 0 0" draw:text-areas="0 0 ?f5 ?f6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7" draw:style-name="gr16" draw:text-style-name="P2" draw:layer="layout" svg:width="2.812cm" svg:height="8.018cm" draw:transform="rotate (-1.5707963267949) translate (19.268cm 1.324cm)">
          <text:p/>
          <draw:enhanced-geometry draw:mirror-horizontal="false" draw:mirror-vertical="false" svg:viewBox="0 0 0 0" draw:text-areas="0 0 ?f5 ?f6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00" draw:style-name="gr8" draw:text-style-name="P7" draw:layer="layout" svg:width="1.765cm" svg:height="1.435cm" svg:x="8.719cm" svg:y="0.324cm">
          <text:p text:style-name="P8"><text:span text:style-name="T5">stereo</text:span></text:p>
          <text:p text:style-name="P8"><text:span text:style-name="T5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8" draw:text-style-name="P7" draw:layer="layout" svg:width="3.848cm" svg:height="0.843cm" svg:x="12.032cm" svg:y="16.671cm">
          <text:p text:style-name="P8"><text:span text:style-name="T4">Sub-D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17" draw:text-style-name="P14" draw:layer="layout" svg:width="3.099cm" svg:height="1.599cm" svg:x="10.1cm" svg:y="7.025cm">
          <text:p text:style-name="P3"><text:span text:style-name="T1">Triac</text:span></text:p>
          <text:p text:style-name="P3"><text:span text:style-name="T1">rel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18" draw:text-style-name="P2" draw:layer="layout" svg:width="2.698cm" svg:height="1.875cm" svg:x="7.4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8" draw:text-style-name="P7" draw:layer="layout" svg:width="1.832cm" svg:height="1.435cm" svg:x="8.009cm" svg:y="7.272cm">
          <text:p text:style-name="P8"><text:span text:style-name="T6">power</text:span></text:p>
          <text:p text:style-name="P8"><text:span text:style-name="T6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4" draw:text-style-name="P4" draw:layer="layout" svg:width="2.477cm" svg:height="2.305cm" svg:x="22.701cm" svg:y="1.924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3" draw:style-name="gr4" draw:text-style-name="P4" draw:layer="layout" svg:width="2.477cm" svg:height="2.305cm" svg:x="22.701cm" svg:y="4.618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Gerade Verbindung mit Pfeil 196" draw:style-name="gr19" draw:text-style-name="P2" draw:layer="layout" svg:width="2.284cm" svg:height="0.326cm" svg:x="13.2cm" svg:y="7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19" draw:text-style-name="P2" draw:layer="layout" svg:width="2.06cm" svg:height="1.052cm" svg:x="13.2cm" svg:y="7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8" draw:text-style-name="P7" draw:layer="layout" svg:width="1.786cm" svg:height="1.435cm" svg:x="13.18cm" svg:y="8.325cm">
          <text:p text:style-name="P8"><text:span text:style-name="T6">power</text:span></text:p>
          <text:p text:style-name="P8"><text:span text:style-name="T6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4" draw:text-style-name="P4" draw:layer="layout" svg:width="2.784cm" svg:height="1.053cm" svg:x="5.291cm" svg:y="10.725cm">
          <text:p text:style-name="P3"><text:span text:style-name="T1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20" draw:text-style-name="P2" draw:layer="layout" svg:width="2.424cm" svg:height="1.6cm" svg:x="8.075cm" svg:y="11.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99" draw:style-name="gr8" draw:text-style-name="P7" draw:layer="layout" svg:width="1.24cm" svg:height="0.843cm" svg:x="11.008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21" draw:text-style-name="P9" draw:layer="layout" svg:width="1.213cm" svg:height="0.599cm" svg:x="1.968cm" svg:y="12.10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feld 74" draw:style-name="gr22" draw:text-style-name="P5" draw:layer="layout" svg:width="1.845cm" svg:height="0.843cm" svg:x="1.67cm" svg:y="11.205cm">
          <text:p text:style-name="P8"><text:span text:style-name="T4">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3" draw:text-style-name="P2" draw:layer="layout" svg:width="7.1cm" svg:height="0.6cm" svg:x="3.4cm" svg:y="12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>
          <draw:custom-shape draw:name="Zylinder 68" draw:style-name="gr24" draw:text-style-name="P9" draw:layer="layout" svg:width="1.929cm" svg:height="0.599cm" svg:x="1.596cm" svg:y="13.1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25" draw:text-style-name="P5" draw:layer="layout" svg:width="3.107cm" svg:height="0.843cm" svg:x="1.051cm" svg:y="13.6cm">
            <text:p text:style-name="P8"><text:span text:style-name="T4">volume kn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26" draw:text-style-name="P2" draw:layer="layout" svg:width="7.319cm" svg:height="0.302cm" svg:x="3.176cm" svg:y="12.501cm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0_0" draw:style-name="gr27" draw:text-style-name="P2" draw:layer="layout" svg:width="1.987cm" svg:height="0.001cm" svg:x="8.496cm" svg:y="13.827cm">
          <text:p/>
          <draw:enhanced-geometry draw:mirror-horizontal="true" draw:mirror-vertical="false" svg:viewBox="0 0 0 0" draw:text-areas="0 0 ?f2 ?f3" draw:type="ooxml-bentConnector3" draw:modifiers="50301.81086519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28" draw:text-style-name="P15" draw:layer="layout" draw:type="curve" svg:x1="19.565cm" svg:y1="6.854cm" svg:x2="23.701cm" svg:y2="9.024cm" draw:start-shape="id1" draw:start-glue-point="1" draw:end-shape="id2" draw:end-glue-point="3" svg:d="M19565 6854c3100 0 1033 2170 4136 2170" svg:viewBox="0 0 4137 2171">
          <text:p/>
        </draw:connector>
        <draw:connector draw:style-name="gr28" draw:text-style-name="P15" draw:layer="layout" draw:type="curve" draw:line-skew="0.978cm" svg:x1="5.848cm" svg:y1="5.923cm" svg:x2="12.303cm" svg:y2="12.525cm" draw:start-shape="id3" draw:start-glue-point="2" draw:end-shape="id4" svg:d="M5848 5923c0 6417 6455 3116 6455 6602" svg:viewBox="0 0 6456 6603">
          <text:p/>
        </draw:connector>
        <draw:connector draw:style-name="gr28" draw:text-style-name="P15" draw:layer="layout" draw:type="curve" svg:x1="4.398cm" svg:y1="1.723cm" svg:x2="5.848cm" svg:y2="4.324cm" draw:start-shape="id5" draw:start-glue-point="2" draw:end-shape="id3" draw:end-glue-point="0" svg:d="M4398 1723c0 1950 1450 650 1450 2601" svg:viewBox="0 0 1451 2602">
          <text:p/>
        </draw:connector>
        <draw:connector draw:style-name="gr28" draw:text-style-name="P15" draw:layer="layout" draw:type="curve" svg:x1="5.848cm" svg:y1="5.923cm" svg:x2="12.303cm" svg:y2="12.525cm" draw:start-shape="id3" draw:start-glue-point="2" draw:end-shape="id4" svg:d="M5848 5923c0 4950 6455 1649 6455 6602" svg:viewBox="0 0 6456 6603">
          <text:p/>
        </draw:connector>
        <draw:custom-shape draw:name="Textfeld 99_0" draw:style-name="gr8" draw:text-style-name="P5" draw:layer="layout" svg:width="1.236cm" svg:height="0.843cm" svg:x="11.31cm" svg:y="10.425cm">
          <text:p text:style-name="P8"><text:span text:style-name="T2">R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9_1" draw:style-name="gr8" draw:text-style-name="P5" draw:layer="layout" svg:width="1.24cm" svg:height="0.843cm" svg:x="11.008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0" draw:style-name="gr8" draw:text-style-name="P5" draw:layer="layout" svg:width="2.103cm" svg:height="1.435cm" svg:x="4.016cm" svg:y="6.1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16" draw:layer="layout" svg:x1="11.251cm" svg:y1="2.324cm" svg:x2="11.6cm" svg:y2="1.2cm">
          <text:p/>
        </draw:line>
        <draw:line draw:style-name="gr29" draw:text-style-name="P16" draw:layer="layout" svg:x1="11.27cm" svg:y1="2.338cm" svg:x2="11cm" svg:y2="1.2cm">
          <text:p/>
        </draw:line>
        <draw:connector draw:style-name="gr29" draw:text-style-name="P16" draw:layer="layout" draw:type="curve" svg:x1="16.566cm" svg:y1="6.854cm" svg:x2="11.249cm" svg:y2="4.135cm" draw:start-shape="id1" draw:start-glue-point="3" draw:end-shape="id6" draw:end-glue-point="2" svg:d="M16566 6854c-3545 0-5317-906-5317-2719" svg:viewBox="0 0 5318 2720">
          <text:p/>
        </draw:connector>
        <draw:connector draw:style-name="gr29" draw:text-style-name="P16" draw:layer="layout" draw:type="curve" svg:x1="16.566cm" svg:y1="6.854cm" svg:x2="7.398cm" svg:y2="5.123cm" draw:start-shape="id1" draw:start-glue-point="3" draw:end-shape="id3" svg:d="M16566 6854c-6877 0-2294-1731-9168-1731" svg:viewBox="0 0 9169 1732">
          <text:p/>
        </draw:connector>
        <draw:connector draw:style-name="gr30" draw:text-style-name="P15" draw:layer="layout" draw:type="curve" svg:x1="7.398cm" svg:y1="1.723cm" svg:x2="7.916cm" svg:y2="2.84cm" draw:start-shape="id7" draw:start-glue-point="2" svg:d="M7398 1723c0 1239 518 681 518 1117" svg:viewBox="0 0 519 1118">
          <text:p/>
        </draw:connector>
        <draw:custom-shape draw:name="Textfeld 129_0" draw:style-name="gr8" draw:text-style-name="P17" draw:layer="layout" svg:width="2.772cm" svg:height="0.843cm" svg:x="9.513cm" svg:y="5.825cm">
          <text:p text:style-name="P6"><text:span text:style-name="T5">phone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1" draw:style-name="gr8" draw:text-style-name="P5" draw:layer="layout" svg:width="2.438cm" svg:height="1.435cm" svg:x="5.849cm" svg:y="6.125cm">
          <text:p text:style-name="P8"><text:span text:style-name="T2">MIDI out</text:span></text:p>
          <text:p text:style-name="P8"><text:span text:style-name="T2">chann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20" draw:layer="layout" svg:width="15.045cm" svg:height="1.799cm" svg:x="10.256cm" svg:y="0.324cm" presentation:class="title" presentation:user-transformed="true">
          <draw:text-box>
            <text:p text:style-name="P19"><text:span text:style-name="T7">Diodenmatrix Fußpedal</text:span></text:p>
          </draw:text-box>
        </draw:frame>
        <draw:custom-shape draw:name="Ellipse 25" draw:style-name="gr32" draw:text-style-name="P21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>
          <draw:g draw:name="Gruppieren 27">
            <draw:custom-shape draw:name="Flussdiagramm: Zusammenführen 3" draw:style-name="gr32" draw:text-style-name="P21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32" draw:text-style-name="P21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33" draw:text-style-name="P2" draw:layer="layout" svg:x1="2.583cm" svg:y1="9.667cm" svg:x2="2.598cm" svg:y2="12.467cm">
              <text:p/>
            </draw:line>
            <draw:custom-shape draw:name="Ellipse 8" draw:style-name="gr32" draw:text-style-name="P21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33" draw:text-style-name="P2" draw:layer="layout" svg:x1="2.627cm" svg:y1="12.667cm" svg:x2="3.022cm" svg:y2="13.867cm">
              <text:p/>
            </draw:line>
            <draw:line draw:name="Gerade Verbindung 16" draw:style-name="gr33" draw:text-style-name="P2" draw:layer="layout" svg:x1="3.098cm" svg:y1="13.867cm" svg:x2="3.298cm" svg:y2="13.867cm">
              <text:p/>
            </draw:line>
            <draw:line draw:name="Gerade Verbindung 17" draw:style-name="gr33" draw:text-style-name="P2" draw:layer="layout" svg:x1="3.298cm" svg:y1="13.867cm" svg:x2="3.298cm" svg:y2="16.044cm">
              <text:p/>
            </draw:line>
            <draw:line draw:name="Gerade Verbindung 19" draw:style-name="gr33" draw:text-style-name="P2" draw:layer="layout" svg:x1="2.298cm" svg:y1="13.867cm" svg:x2="2.498cm" svg:y2="13.867cm">
              <text:p/>
            </draw:line>
            <draw:line draw:name="Gerade Verbindung 20" draw:style-name="gr33" draw:text-style-name="P2" draw:layer="layout" svg:x1="2.298cm" svg:y1="13.867cm" svg:x2="2.298cm" svg:y2="14.956cm">
              <text:p/>
            </draw:line>
            <draw:custom-shape draw:name="Ellipse 22" draw:style-name="gr32" draw:text-style-name="P21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32" draw:text-style-name="P21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8" draw:text-style-name="P7" draw:layer="layout" svg:width="0.825cm" svg:height="1.013cm" svg:x="2.505cm" svg:y="9.667cm">
              <text:p text:style-name="P8"><text:span text:style-name="T8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>
            <draw:custom-shape draw:name="Flussdiagramm: Zusammenführen 29" draw:style-name="gr32" draw:text-style-name="P21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32" draw:text-style-name="P21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33" draw:text-style-name="P2" draw:layer="layout" svg:x1="4.07cm" svg:y1="8.724cm" svg:x2="4.085cm" svg:y2="12.467cm">
              <text:p/>
            </draw:line>
            <draw:custom-shape draw:name="Ellipse 32" draw:style-name="gr32" draw:text-style-name="P21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33" draw:text-style-name="P2" draw:layer="layout" svg:x1="4.114cm" svg:y1="12.667cm" svg:x2="4.508cm" svg:y2="13.867cm">
              <text:p/>
            </draw:line>
            <draw:line draw:name="Gerade Verbindung 34" draw:style-name="gr33" draw:text-style-name="P2" draw:layer="layout" svg:x1="4.585cm" svg:y1="13.867cm" svg:x2="4.785cm" svg:y2="13.867cm">
              <text:p/>
            </draw:line>
            <draw:line draw:name="Gerade Verbindung 35" draw:style-name="gr33" draw:text-style-name="P2" draw:layer="layout" svg:x1="4.785cm" svg:y1="13.867cm" svg:x2="4.785cm" svg:y2="16.044cm">
              <text:p/>
            </draw:line>
            <draw:line draw:name="Gerade Verbindung 36" draw:style-name="gr33" draw:text-style-name="P2" draw:layer="layout" svg:x1="3.785cm" svg:y1="13.867cm" svg:x2="3.985cm" svg:y2="13.867cm">
              <text:p/>
            </draw:line>
            <draw:line draw:name="Gerade Verbindung 37" draw:style-name="gr33" draw:text-style-name="P2" draw:layer="layout" svg:x1="3.785cm" svg:y1="13.867cm" svg:x2="3.785cm" svg:y2="14.956cm">
              <text:p/>
            </draw:line>
            <draw:custom-shape draw:name="Ellipse 38" draw:style-name="gr32" draw:text-style-name="P21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32" draw:text-style-name="P21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8" draw:text-style-name="P7" draw:layer="layout" svg:width="0.825cm" svg:height="1.013cm" svg:x="3.992cm" svg:y="9.667cm">
              <text:p text:style-name="P8"><text:span text:style-name="T8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>
            <draw:custom-shape draw:name="Flussdiagramm: Zusammenführen 42" draw:style-name="gr32" draw:text-style-name="P21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32" draw:text-style-name="P21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33" draw:text-style-name="P2" draw:layer="layout" svg:x1="5.485cm" svg:y1="7.724cm" svg:x2="5.485cm" svg:y2="12.467cm">
              <text:p/>
            </draw:line>
            <draw:custom-shape draw:name="Ellipse 45" draw:style-name="gr32" draw:text-style-name="P21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33" draw:text-style-name="P2" draw:layer="layout" svg:x1="5.514cm" svg:y1="12.667cm" svg:x2="5.909cm" svg:y2="13.867cm">
              <text:p/>
            </draw:line>
            <draw:line draw:name="Gerade Verbindung 47" draw:style-name="gr33" draw:text-style-name="P2" draw:layer="layout" svg:x1="5.985cm" svg:y1="13.867cm" svg:x2="6.185cm" svg:y2="13.867cm">
              <text:p/>
            </draw:line>
            <draw:line draw:name="Gerade Verbindung 48" draw:style-name="gr33" draw:text-style-name="P2" draw:layer="layout" svg:x1="6.185cm" svg:y1="13.867cm" svg:x2="6.185cm" svg:y2="16.044cm">
              <text:p/>
            </draw:line>
            <draw:line draw:name="Gerade Verbindung 49" draw:style-name="gr33" draw:text-style-name="P2" draw:layer="layout" svg:x1="5.185cm" svg:y1="13.867cm" svg:x2="5.385cm" svg:y2="13.867cm">
              <text:p/>
            </draw:line>
            <draw:line draw:name="Gerade Verbindung 50" draw:style-name="gr33" draw:text-style-name="P2" draw:layer="layout" svg:x1="5.185cm" svg:y1="13.867cm" svg:x2="5.185cm" svg:y2="14.956cm">
              <text:p/>
            </draw:line>
            <draw:custom-shape draw:name="Ellipse 51" draw:style-name="gr32" draw:text-style-name="P21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32" draw:text-style-name="P21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8" draw:text-style-name="P7" draw:layer="layout" svg:width="0.825cm" svg:height="1.013cm" svg:x="5.392cm" svg:y="9.667cm">
              <text:p text:style-name="P8"><text:span text:style-name="T8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>
            <draw:custom-shape draw:name="Flussdiagramm: Zusammenführen 55" draw:style-name="gr32" draw:text-style-name="P21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32" draw:text-style-name="P21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33" draw:text-style-name="P2" draw:layer="layout" svg:x1="6.87cm" svg:y1="6.724cm" svg:x2="6.885cm" svg:y2="12.467cm">
              <text:p/>
            </draw:line>
            <draw:custom-shape draw:name="Ellipse 58" draw:style-name="gr32" draw:text-style-name="P21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33" draw:text-style-name="P2" draw:layer="layout" svg:x1="6.914cm" svg:y1="12.667cm" svg:x2="7.309cm" svg:y2="13.867cm">
              <text:p/>
            </draw:line>
            <draw:line draw:name="Gerade Verbindung 60" draw:style-name="gr33" draw:text-style-name="P2" draw:layer="layout" svg:x1="7.385cm" svg:y1="13.867cm" svg:x2="7.586cm" svg:y2="13.867cm">
              <text:p/>
            </draw:line>
            <draw:line draw:name="Gerade Verbindung 61" draw:style-name="gr33" draw:text-style-name="P2" draw:layer="layout" svg:x1="7.586cm" svg:y1="13.867cm" svg:x2="7.586cm" svg:y2="16.044cm">
              <text:p/>
            </draw:line>
            <draw:line draw:name="Gerade Verbindung 62" draw:style-name="gr33" draw:text-style-name="P2" draw:layer="layout" svg:x1="6.585cm" svg:y1="13.867cm" svg:x2="6.785cm" svg:y2="13.867cm">
              <text:p/>
            </draw:line>
            <draw:line draw:name="Gerade Verbindung 63" draw:style-name="gr33" draw:text-style-name="P2" draw:layer="layout" svg:x1="6.585cm" svg:y1="13.867cm" svg:x2="6.585cm" svg:y2="14.956cm">
              <text:p/>
            </draw:line>
            <draw:custom-shape draw:name="Ellipse 64" draw:style-name="gr32" draw:text-style-name="P21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2" draw:text-style-name="P21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8" draw:text-style-name="P7" draw:layer="layout" svg:width="0.825cm" svg:height="1.013cm" svg:x="6.792cm" svg:y="9.667cm">
              <text:p text:style-name="P8"><text:span text:style-name="T8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>
            <draw:custom-shape draw:name="Flussdiagramm: Zusammenführen 68" draw:style-name="gr32" draw:text-style-name="P21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32" draw:text-style-name="P21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33" draw:text-style-name="P2" draw:layer="layout" svg:x1="8.27cm" svg:y1="5.724cm" svg:x2="8.286cm" svg:y2="12.467cm">
              <text:p/>
            </draw:line>
            <draw:custom-shape draw:name="Ellipse 71" draw:style-name="gr32" draw:text-style-name="P21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33" draw:text-style-name="P2" draw:layer="layout" svg:x1="8.314cm" svg:y1="12.667cm" svg:x2="8.709cm" svg:y2="13.867cm">
              <text:p/>
            </draw:line>
            <draw:line draw:name="Gerade Verbindung 73" draw:style-name="gr33" draw:text-style-name="P2" draw:layer="layout" svg:x1="8.786cm" svg:y1="13.867cm" svg:x2="8.986cm" svg:y2="13.867cm">
              <text:p/>
            </draw:line>
            <draw:line draw:name="Gerade Verbindung 74" draw:style-name="gr33" draw:text-style-name="P2" draw:layer="layout" svg:x1="8.986cm" svg:y1="13.867cm" svg:x2="8.986cm" svg:y2="16.044cm">
              <text:p/>
            </draw:line>
            <draw:line draw:name="Gerade Verbindung 75" draw:style-name="gr33" draw:text-style-name="P2" draw:layer="layout" svg:x1="7.986cm" svg:y1="13.867cm" svg:x2="8.186cm" svg:y2="13.867cm">
              <text:p/>
            </draw:line>
            <draw:line draw:name="Gerade Verbindung 76" draw:style-name="gr33" draw:text-style-name="P2" draw:layer="layout" svg:x1="7.986cm" svg:y1="13.867cm" svg:x2="7.986cm" svg:y2="14.956cm">
              <text:p/>
            </draw:line>
            <draw:custom-shape draw:name="Ellipse 77" draw:style-name="gr32" draw:text-style-name="P21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32" draw:text-style-name="P21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8" draw:text-style-name="P7" draw:layer="layout" svg:width="0.825cm" svg:height="1.013cm" svg:x="8.192cm" svg:y="9.667cm">
              <text:p text:style-name="P8"><text:span text:style-name="T8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>
            <draw:custom-shape draw:name="Flussdiagramm: Zusammenführen 81" draw:style-name="gr32" draw:text-style-name="P21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32" draw:text-style-name="P21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33" draw:text-style-name="P2" draw:layer="layout" svg:x1="9.67cm" svg:y1="4.724cm" svg:x2="9.686cm" svg:y2="12.467cm">
              <text:p/>
            </draw:line>
            <draw:custom-shape draw:name="Ellipse 84" draw:style-name="gr32" draw:text-style-name="P21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33" draw:text-style-name="P2" draw:layer="layout" svg:x1="9.715cm" svg:y1="12.667cm" svg:x2="10.109cm" svg:y2="13.867cm">
              <text:p/>
            </draw:line>
            <draw:line draw:name="Gerade Verbindung 86" draw:style-name="gr33" draw:text-style-name="P2" draw:layer="layout" svg:x1="10.186cm" svg:y1="13.867cm" svg:x2="10.386cm" svg:y2="13.867cm">
              <text:p/>
            </draw:line>
            <draw:line draw:name="Gerade Verbindung 87" draw:style-name="gr33" draw:text-style-name="P2" draw:layer="layout" svg:x1="10.386cm" svg:y1="13.867cm" svg:x2="10.386cm" svg:y2="16.044cm">
              <text:p/>
            </draw:line>
            <draw:line draw:name="Gerade Verbindung 88" draw:style-name="gr33" draw:text-style-name="P2" draw:layer="layout" svg:x1="9.386cm" svg:y1="13.867cm" svg:x2="9.586cm" svg:y2="13.867cm">
              <text:p/>
            </draw:line>
            <draw:line draw:name="Gerade Verbindung 89" draw:style-name="gr33" draw:text-style-name="P2" draw:layer="layout" svg:x1="9.386cm" svg:y1="13.867cm" svg:x2="9.386cm" svg:y2="14.956cm">
              <text:p/>
            </draw:line>
            <draw:custom-shape draw:name="Ellipse 90" draw:style-name="gr32" draw:text-style-name="P21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2" draw:text-style-name="P21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8" draw:text-style-name="P7" draw:layer="layout" svg:width="0.825cm" svg:height="1.013cm" svg:x="9.592cm" svg:y="9.667cm">
              <text:p text:style-name="P8"><text:span text:style-name="T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>
            <draw:custom-shape draw:name="Flussdiagramm: Zusammenführen 94" draw:style-name="gr32" draw:text-style-name="P21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32" draw:text-style-name="P21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33" draw:text-style-name="P2" draw:layer="layout" svg:x1="11.086cm" svg:y1="3.724cm" svg:x2="11.086cm" svg:y2="12.467cm">
              <text:p/>
            </draw:line>
            <draw:custom-shape draw:name="Ellipse 97" draw:style-name="gr32" draw:text-style-name="P21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33" draw:text-style-name="P2" draw:layer="layout" svg:x1="11.115cm" svg:y1="12.667cm" svg:x2="11.509cm" svg:y2="13.867cm">
              <text:p/>
            </draw:line>
            <draw:line draw:name="Gerade Verbindung 99" draw:style-name="gr33" draw:text-style-name="P2" draw:layer="layout" svg:x1="11.586cm" svg:y1="13.867cm" svg:x2="11.786cm" svg:y2="13.867cm">
              <text:p/>
            </draw:line>
            <draw:line draw:name="Gerade Verbindung 100" draw:style-name="gr33" draw:text-style-name="P2" draw:layer="layout" svg:x1="11.786cm" svg:y1="13.867cm" svg:x2="11.786cm" svg:y2="16.044cm">
              <text:p/>
            </draw:line>
            <draw:line draw:name="Gerade Verbindung 101" draw:style-name="gr33" draw:text-style-name="P2" draw:layer="layout" svg:x1="10.786cm" svg:y1="13.867cm" svg:x2="10.986cm" svg:y2="13.867cm">
              <text:p/>
            </draw:line>
            <draw:line draw:name="Gerade Verbindung 102" draw:style-name="gr33" draw:text-style-name="P2" draw:layer="layout" svg:x1="10.786cm" svg:y1="13.867cm" svg:x2="10.786cm" svg:y2="14.956cm">
              <text:p/>
            </draw:line>
            <draw:custom-shape draw:name="Ellipse 103" draw:style-name="gr32" draw:text-style-name="P21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32" draw:text-style-name="P21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8" draw:text-style-name="P7" draw:layer="layout" svg:width="0.825cm" svg:height="1.013cm" svg:x="10.992cm" svg:y="9.667cm">
              <text:p text:style-name="P8"><text:span text:style-name="T8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>
            <draw:custom-shape draw:name="Flussdiagramm: Zusammenführen 107" draw:style-name="gr32" draw:text-style-name="P21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32" draw:text-style-name="P21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33" draw:text-style-name="P2" draw:layer="layout" svg:x1="12.486cm" svg:y1="2.724cm" svg:x2="12.486cm" svg:y2="12.467cm">
              <text:p/>
            </draw:line>
            <draw:custom-shape draw:name="Ellipse 110" draw:style-name="gr32" draw:text-style-name="P21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33" draw:text-style-name="P2" draw:layer="layout" svg:x1="12.515cm" svg:y1="12.667cm" svg:x2="12.909cm" svg:y2="13.867cm">
              <text:p/>
            </draw:line>
            <draw:line draw:name="Gerade Verbindung 112" draw:style-name="gr33" draw:text-style-name="P2" draw:layer="layout" svg:x1="12.986cm" svg:y1="13.867cm" svg:x2="13.186cm" svg:y2="13.867cm">
              <text:p/>
            </draw:line>
            <draw:line draw:name="Gerade Verbindung 113" draw:style-name="gr33" draw:text-style-name="P2" draw:layer="layout" svg:x1="13.186cm" svg:y1="13.867cm" svg:x2="13.186cm" svg:y2="16.025cm">
              <text:p/>
            </draw:line>
            <draw:line draw:name="Gerade Verbindung 114" draw:style-name="gr33" draw:text-style-name="P2" draw:layer="layout" svg:x1="12.186cm" svg:y1="13.867cm" svg:x2="12.386cm" svg:y2="13.867cm">
              <text:p/>
            </draw:line>
            <draw:line draw:name="Gerade Verbindung 115" draw:style-name="gr33" draw:text-style-name="P2" draw:layer="layout" svg:x1="12.186cm" svg:y1="13.867cm" svg:x2="12.186cm" svg:y2="14.956cm">
              <text:p/>
            </draw:line>
            <draw:custom-shape draw:name="Textfeld 118" draw:style-name="gr8" draw:text-style-name="P7" draw:layer="layout" svg:width="0.825cm" svg:height="1.013cm" svg:x="12.393cm" svg:y="9.667cm">
              <text:p text:style-name="P8"><text:span text:style-name="T8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>
            <draw:custom-shape draw:name="Flussdiagramm: Zusammenführen 120" draw:style-name="gr32" draw:text-style-name="P21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32" draw:text-style-name="P21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33" draw:text-style-name="P2" draw:layer="layout" svg:x1="13.871cm" svg:y1="9.667cm" svg:x2="13.886cm" svg:y2="12.467cm">
              <text:p/>
            </draw:line>
            <draw:custom-shape draw:name="Ellipse 123" draw:style-name="gr32" draw:text-style-name="P21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33" draw:text-style-name="P2" draw:layer="layout" svg:x1="13.915cm" svg:y1="12.667cm" svg:x2="14.31cm" svg:y2="13.867cm">
              <text:p/>
            </draw:line>
            <draw:line draw:name="Gerade Verbindung 125" draw:style-name="gr33" draw:text-style-name="P2" draw:layer="layout" svg:x1="14.386cm" svg:y1="13.867cm" svg:x2="14.586cm" svg:y2="13.867cm">
              <text:p/>
            </draw:line>
            <draw:line draw:name="Gerade Verbindung 126" draw:style-name="gr33" draw:text-style-name="P2" draw:layer="layout" svg:x1="14.586cm" svg:y1="13.867cm" svg:x2="14.586cm" svg:y2="16.044cm">
              <text:p/>
            </draw:line>
            <draw:line draw:name="Gerade Verbindung 127" draw:style-name="gr33" draw:text-style-name="P2" draw:layer="layout" svg:x1="13.586cm" svg:y1="13.867cm" svg:x2="13.786cm" svg:y2="13.867cm">
              <text:p/>
            </draw:line>
            <draw:line draw:name="Gerade Verbindung 128" draw:style-name="gr33" draw:text-style-name="P2" draw:layer="layout" svg:x1="13.586cm" svg:y1="13.867cm" svg:x2="13.586cm" svg:y2="14.946cm">
              <text:p/>
            </draw:line>
            <draw:custom-shape draw:name="Textfeld 131" draw:style-name="gr8" draw:text-style-name="P7" draw:layer="layout" svg:width="0.825cm" svg:height="1.013cm" svg:x="13.793cm" svg:y="9.667cm">
              <text:p text:style-name="P8"><text:span text:style-name="T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>
            <draw:custom-shape draw:name="Flussdiagramm: Zusammenführen 133" draw:style-name="gr32" draw:text-style-name="P21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32" draw:text-style-name="P21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33" draw:text-style-name="P2" draw:layer="layout" svg:x1="15.271cm" svg:y1="8.724cm" svg:x2="15.286cm" svg:y2="12.467cm">
              <text:p/>
            </draw:line>
            <draw:custom-shape draw:name="Ellipse 136" draw:style-name="gr32" draw:text-style-name="P21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33" draw:text-style-name="P2" draw:layer="layout" svg:x1="15.315cm" svg:y1="12.667cm" svg:x2="15.71cm" svg:y2="13.867cm">
              <text:p/>
            </draw:line>
            <draw:line draw:name="Gerade Verbindung 138" draw:style-name="gr33" draw:text-style-name="P2" draw:layer="layout" svg:x1="15.786cm" svg:y1="13.867cm" svg:x2="15.986cm" svg:y2="13.867cm">
              <text:p/>
            </draw:line>
            <draw:line draw:name="Gerade Verbindung 139" draw:style-name="gr33" draw:text-style-name="P2" draw:layer="layout" svg:x1="15.986cm" svg:y1="13.867cm" svg:x2="15.986cm" svg:y2="16.044cm">
              <text:p/>
            </draw:line>
            <draw:line draw:name="Gerade Verbindung 140" draw:style-name="gr33" draw:text-style-name="P2" draw:layer="layout" svg:x1="14.986cm" svg:y1="13.867cm" svg:x2="15.186cm" svg:y2="13.867cm">
              <text:p/>
            </draw:line>
            <draw:line draw:name="Gerade Verbindung 141" draw:style-name="gr33" draw:text-style-name="P2" draw:layer="layout" svg:x1="14.986cm" svg:y1="13.867cm" svg:x2="14.986cm" svg:y2="14.956cm">
              <text:p/>
            </draw:line>
            <draw:custom-shape draw:name="Ellipse 142" draw:style-name="gr32" draw:text-style-name="P21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32" draw:text-style-name="P21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8" draw:text-style-name="P7" draw:layer="layout" svg:width="1.146cm" svg:height="1.013cm" svg:x="15.195cm" svg:y="9.667cm">
              <text:p text:style-name="P8"><text:span text:style-name="T8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>
            <draw:custom-shape draw:name="Flussdiagramm: Zusammenführen 159" draw:style-name="gr32" draw:text-style-name="P21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32" draw:text-style-name="P21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33" draw:text-style-name="P2" draw:layer="layout" svg:x1="16.671cm" svg:y1="7.724cm" svg:x2="16.687cm" svg:y2="12.467cm">
              <text:p/>
            </draw:line>
            <draw:custom-shape draw:name="Ellipse 162" draw:style-name="gr32" draw:text-style-name="P21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33" draw:text-style-name="P2" draw:layer="layout" svg:x1="16.715cm" svg:y1="12.667cm" svg:x2="17.11cm" svg:y2="13.867cm">
              <text:p/>
            </draw:line>
            <draw:line draw:name="Gerade Verbindung 164" draw:style-name="gr33" draw:text-style-name="P2" draw:layer="layout" svg:x1="17.187cm" svg:y1="13.867cm" svg:x2="17.387cm" svg:y2="13.867cm">
              <text:p/>
            </draw:line>
            <draw:line draw:name="Gerade Verbindung 165" draw:style-name="gr33" draw:text-style-name="P2" draw:layer="layout" svg:x1="17.387cm" svg:y1="13.867cm" svg:x2="17.387cm" svg:y2="16.044cm">
              <text:p/>
            </draw:line>
            <draw:line draw:name="Gerade Verbindung 166" draw:style-name="gr33" draw:text-style-name="P2" draw:layer="layout" svg:x1="16.386cm" svg:y1="13.867cm" svg:x2="16.587cm" svg:y2="13.867cm">
              <text:p/>
            </draw:line>
            <draw:line draw:name="Gerade Verbindung 167" draw:style-name="gr33" draw:text-style-name="P2" draw:layer="layout" svg:x1="16.386cm" svg:y1="13.867cm" svg:x2="16.386cm" svg:y2="14.956cm">
              <text:p/>
            </draw:line>
            <draw:custom-shape draw:name="Ellipse 168" draw:style-name="gr32" draw:text-style-name="P21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32" draw:text-style-name="P21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8" draw:text-style-name="P7" draw:layer="layout" svg:width="1.146cm" svg:height="1.013cm" svg:x="16.595cm" svg:y="9.667cm">
              <text:p text:style-name="P8"><text:span text:style-name="T8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>
            <draw:custom-shape draw:name="Flussdiagramm: Zusammenführen 172" draw:style-name="gr32" draw:text-style-name="P21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32" draw:text-style-name="P21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33" draw:text-style-name="P2" draw:layer="layout" svg:x1="18.071cm" svg:y1="6.724cm" svg:x2="18.087cm" svg:y2="12.467cm">
              <text:p/>
            </draw:line>
            <draw:custom-shape draw:name="Ellipse 175" draw:style-name="gr32" draw:text-style-name="P21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33" draw:text-style-name="P2" draw:layer="layout" svg:x1="18.116cm" svg:y1="12.667cm" svg:x2="18.51cm" svg:y2="13.867cm">
              <text:p/>
            </draw:line>
            <draw:line draw:name="Gerade Verbindung 177" draw:style-name="gr33" draw:text-style-name="P2" draw:layer="layout" svg:x1="18.587cm" svg:y1="13.867cm" svg:x2="18.787cm" svg:y2="13.867cm">
              <text:p/>
            </draw:line>
            <draw:line draw:name="Gerade Verbindung 178" draw:style-name="gr33" draw:text-style-name="P2" draw:layer="layout" svg:x1="18.787cm" svg:y1="13.867cm" svg:x2="18.787cm" svg:y2="16.044cm">
              <text:p/>
            </draw:line>
            <draw:line draw:name="Gerade Verbindung 179" draw:style-name="gr33" draw:text-style-name="P2" draw:layer="layout" svg:x1="17.787cm" svg:y1="13.867cm" svg:x2="17.987cm" svg:y2="13.867cm">
              <text:p/>
            </draw:line>
            <draw:line draw:name="Gerade Verbindung 180" draw:style-name="gr33" draw:text-style-name="P2" draw:layer="layout" svg:x1="17.787cm" svg:y1="13.867cm" svg:x2="17.787cm" svg:y2="14.956cm">
              <text:p/>
            </draw:line>
            <draw:custom-shape draw:name="Ellipse 181" draw:style-name="gr32" draw:text-style-name="P21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32" draw:text-style-name="P21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8" draw:text-style-name="P7" draw:layer="layout" svg:width="1.146cm" svg:height="1.013cm" svg:x="17.995cm" svg:y="9.667cm">
              <text:p text:style-name="P8"><text:span text:style-name="T8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>
            <draw:custom-shape draw:name="Flussdiagramm: Zusammenführen 185" draw:style-name="gr32" draw:text-style-name="P21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32" draw:text-style-name="P21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33" draw:text-style-name="P2" draw:layer="layout" svg:x1="19.487cm" svg:y1="5.724cm" svg:x2="19.487cm" svg:y2="12.467cm">
              <text:p/>
            </draw:line>
            <draw:custom-shape draw:name="Ellipse 188" draw:style-name="gr32" draw:text-style-name="P21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33" draw:text-style-name="P2" draw:layer="layout" svg:x1="19.516cm" svg:y1="12.667cm" svg:x2="19.91cm" svg:y2="13.867cm">
              <text:p/>
            </draw:line>
            <draw:line draw:name="Gerade Verbindung 190" draw:style-name="gr33" draw:text-style-name="P2" draw:layer="layout" svg:x1="19.987cm" svg:y1="13.867cm" svg:x2="20.187cm" svg:y2="13.867cm">
              <text:p/>
            </draw:line>
            <draw:line draw:name="Gerade Verbindung 191" draw:style-name="gr33" draw:text-style-name="P2" draw:layer="layout" svg:x1="20.187cm" svg:y1="13.867cm" svg:x2="20.187cm" svg:y2="16.044cm">
              <text:p/>
            </draw:line>
            <draw:line draw:name="Gerade Verbindung 192" draw:style-name="gr33" draw:text-style-name="P2" draw:layer="layout" svg:x1="19.187cm" svg:y1="13.867cm" svg:x2="19.387cm" svg:y2="13.867cm">
              <text:p/>
            </draw:line>
            <draw:line draw:name="Gerade Verbindung 193" draw:style-name="gr33" draw:text-style-name="P2" draw:layer="layout" svg:x1="19.187cm" svg:y1="13.867cm" svg:x2="19.187cm" svg:y2="14.956cm">
              <text:p/>
            </draw:line>
            <draw:custom-shape draw:name="Ellipse 194" draw:style-name="gr32" draw:text-style-name="P21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32" draw:text-style-name="P21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8" draw:text-style-name="P7" draw:layer="layout" svg:width="1.146cm" svg:height="1.013cm" svg:x="19.395cm" svg:y="9.667cm">
              <text:p text:style-name="P8"><text:span text:style-name="T8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>
            <draw:custom-shape draw:name="Flussdiagramm: Zusammenführen 198" draw:style-name="gr32" draw:text-style-name="P21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32" draw:text-style-name="P21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33" draw:text-style-name="P2" draw:layer="layout" svg:x1="20.887cm" svg:y1="4.739cm" svg:x2="20.887cm" svg:y2="12.467cm">
              <text:p/>
            </draw:line>
            <draw:custom-shape draw:name="Ellipse 201" draw:style-name="gr32" draw:text-style-name="P21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33" draw:text-style-name="P2" draw:layer="layout" svg:x1="20.916cm" svg:y1="12.667cm" svg:x2="21.31cm" svg:y2="13.867cm">
              <text:p/>
            </draw:line>
            <draw:line draw:name="Gerade Verbindung 203" draw:style-name="gr33" draw:text-style-name="P2" draw:layer="layout" svg:x1="21.387cm" svg:y1="13.867cm" svg:x2="21.587cm" svg:y2="13.867cm">
              <text:p/>
            </draw:line>
            <draw:line draw:name="Gerade Verbindung 204" draw:style-name="gr33" draw:text-style-name="P2" draw:layer="layout" svg:x1="21.587cm" svg:y1="13.867cm" svg:x2="21.587cm" svg:y2="16.044cm">
              <text:p/>
            </draw:line>
            <draw:line draw:name="Gerade Verbindung 205" draw:style-name="gr33" draw:text-style-name="P2" draw:layer="layout" svg:x1="20.587cm" svg:y1="13.867cm" svg:x2="20.787cm" svg:y2="13.867cm">
              <text:p/>
            </draw:line>
            <draw:line draw:name="Gerade Verbindung 206" draw:style-name="gr33" draw:text-style-name="P2" draw:layer="layout" svg:x1="20.587cm" svg:y1="13.867cm" svg:x2="20.587cm" svg:y2="14.956cm">
              <text:p/>
            </draw:line>
            <draw:custom-shape draw:name="Ellipse 207" draw:style-name="gr32" draw:text-style-name="P21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32" draw:text-style-name="P21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8" draw:text-style-name="P7" draw:layer="layout" svg:width="1.146cm" svg:height="1.013cm" svg:x="20.795cm" svg:y="9.667cm">
              <text:p text:style-name="P8"><text:span text:style-name="T8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>
            <draw:custom-shape draw:name="Flussdiagramm: Zusammenführen 211" draw:style-name="gr32" draw:text-style-name="P21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32" draw:text-style-name="P21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33" draw:text-style-name="P2" draw:layer="layout" svg:x1="22.287cm" svg:y1="3.724cm" svg:x2="22.287cm" svg:y2="12.467cm">
              <text:p/>
            </draw:line>
            <draw:custom-shape draw:name="Ellipse 214" draw:style-name="gr32" draw:text-style-name="P21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33" draw:text-style-name="P2" draw:layer="layout" svg:x1="22.316cm" svg:y1="12.667cm" svg:x2="22.71cm" svg:y2="13.867cm">
              <text:p/>
            </draw:line>
            <draw:line draw:name="Gerade Verbindung 216" draw:style-name="gr33" draw:text-style-name="P2" draw:layer="layout" svg:x1="22.787cm" svg:y1="13.867cm" svg:x2="22.987cm" svg:y2="13.867cm">
              <text:p/>
            </draw:line>
            <draw:line draw:name="Gerade Verbindung 217" draw:style-name="gr33" draw:text-style-name="P2" draw:layer="layout" svg:x1="22.987cm" svg:y1="13.867cm" svg:x2="22.987cm" svg:y2="16.044cm">
              <text:p/>
            </draw:line>
            <draw:line draw:name="Gerade Verbindung 218" draw:style-name="gr33" draw:text-style-name="P2" draw:layer="layout" svg:x1="21.987cm" svg:y1="13.867cm" svg:x2="22.187cm" svg:y2="13.867cm">
              <text:p/>
            </draw:line>
            <draw:line draw:name="Gerade Verbindung 219" draw:style-name="gr33" draw:text-style-name="P2" draw:layer="layout" svg:x1="21.987cm" svg:y1="13.867cm" svg:x2="21.987cm" svg:y2="14.956cm">
              <text:p/>
            </draw:line>
            <draw:custom-shape draw:name="Ellipse 220" draw:style-name="gr32" draw:text-style-name="P21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32" draw:text-style-name="P21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8" draw:text-style-name="P7" draw:layer="layout" svg:width="1.146cm" svg:height="1.013cm" svg:x="22.196cm" svg:y="9.667cm">
              <text:p text:style-name="P8"><text:span text:style-name="T8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8" draw:text-style-name="P7" draw:layer="layout" svg:width="5.249cm" svg:height="1.775cm" svg:x="13.73cm" svg:y="16.931cm">
          <text:p text:style-name="P8"><text:span text:style-name="T8">A = Arbeitskontakt</text:span></text:p>
          <text:p text:style-name="P8"><text:span text:style-name="T8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33" draw:text-style-name="P2" draw:layer="layout" svg:x1="0.298cm" svg:y1="14.956cm" svg:x2="12.194cm" svg:y2="14.981cm">
          <text:p/>
        </draw:line>
        <draw:line draw:name="Gerade Verbindung 229" draw:style-name="gr33" draw:text-style-name="P2" draw:layer="layout" svg:x1="0.298cm" svg:y1="16.044cm" svg:x2="13.186cm" svg:y2="16.025cm">
          <text:p/>
        </draw:line>
        <draw:line draw:name="Gerade Verbindung 232" draw:style-name="gr33" draw:text-style-name="P2" draw:layer="layout" svg:x1="13.634cm" svg:y1="14.956cm" svg:x2="24.901cm" svg:y2="14.956cm">
          <text:p/>
        </draw:line>
        <draw:line draw:name="Gerade Verbindung 235" draw:style-name="gr33" draw:text-style-name="P2" draw:layer="layout" svg:x1="14.606cm" svg:y1="16.039cm" svg:x2="24.901cm" svg:y2="16.044cm">
          <text:p/>
        </draw:line>
        <draw:line draw:name="Gerade Verbindung 241" draw:style-name="gr33" draw:text-style-name="P2" draw:layer="layout" svg:x1="0.498cm" svg:y1="9.667cm" svg:x2="13.871cm" svg:y2="9.667cm">
          <text:p/>
        </draw:line>
        <draw:custom-shape draw:name="Ellipse 244" draw:style-name="gr32" draw:text-style-name="P21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33" draw:text-style-name="P2" draw:layer="layout" svg:x1="0.498cm" svg:y1="8.724cm" svg:x2="15.286cm" svg:y2="8.724cm">
          <text:p/>
        </draw:line>
        <draw:line draw:name="Gerade Verbindung 246" draw:style-name="gr33" draw:text-style-name="P2" draw:layer="layout" svg:x1="0.498cm" svg:y1="7.724cm" svg:x2="16.715cm" svg:y2="7.724cm">
          <text:p/>
        </draw:line>
        <draw:line draw:name="Gerade Verbindung 247" draw:style-name="gr33" draw:text-style-name="P2" draw:layer="layout" svg:x1="0.498cm" svg:y1="6.724cm" svg:x2="18.087cm" svg:y2="6.724cm">
          <text:p/>
        </draw:line>
        <draw:line draw:name="Gerade Verbindung 248" draw:style-name="gr33" draw:text-style-name="P2" draw:layer="layout" svg:x1="0.498cm" svg:y1="5.724cm" svg:x2="19.487cm" svg:y2="5.724cm">
          <text:p/>
        </draw:line>
        <draw:line draw:name="Gerade Verbindung 249" draw:style-name="gr33" draw:text-style-name="P2" draw:layer="layout" svg:x1="0.425cm" svg:y1="4.732cm" svg:x2="20.916cm" svg:y2="4.732cm">
          <text:p/>
        </draw:line>
        <draw:line draw:name="Gerade Verbindung 250" draw:style-name="gr33" draw:text-style-name="P2" draw:layer="layout" svg:x1="0.498cm" svg:y1="3.724cm" svg:x2="22.272cm" svg:y2="3.724cm">
          <text:p/>
        </draw:line>
        <draw:line draw:name="Gerade Verbindung 251" draw:style-name="gr33" draw:text-style-name="P2" draw:layer="layout" svg:x1="0.498cm" svg:y1="2.724cm" svg:x2="12.515cm" svg:y2="2.724cm">
          <text:p/>
        </draw:line>
        <draw:custom-shape draw:name="Ellipse 257" draw:style-name="gr32" draw:text-style-name="P21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32" draw:text-style-name="P21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32" draw:text-style-name="P21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32" draw:text-style-name="P21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8" draw:text-style-name="P7" draw:layer="layout" svg:width="2.192cm" svg:height="0.927cm" svg:x="23.087cm" svg:y="13.725cm">
          <text:p text:style-name="P8"><text:span text:style-name="T9">A13 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8" draw:text-style-name="P7" draw:layer="layout" svg:width="2.556cm" svg:height="0.927cm" svg:x="22.721cm" svg:y="16.185cm">
          <text:p text:style-name="P8"><text:span text:style-name="T9">R13 grü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8" draw:text-style-name="P7" draw:layer="layout" svg:width="2.345cm" svg:height="1.603cm" svg:x="0.12cm" svg:y="13.125cm">
          <text:p text:style-name="P8"><text:span text:style-name="T9">A12 rot-</text:span></text:p>
          <text:p text:style-name="P8"><text:span text:style-name="T9">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8" draw:text-style-name="P7" draw:layer="layout" svg:width="2.73cm" svg:height="1.603cm" svg:x="0.119cm" svg:y="16.185cm">
          <text:p text:style-name="P8"><text:span text:style-name="T9">R12 grün-</text:span></text:p>
          <text:p text:style-name="P8"><text:span text:style-name="T9">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8" draw:text-style-name="P7" draw:layer="layout" svg:width="2.713cm" svg:height="0.927cm" svg:x="0.758cm" svg:y="1.924cm">
          <text:p text:style-name="P8"><text:span text:style-name="T9">G8 viol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8" draw:text-style-name="P7" draw:layer="layout" svg:width="2.264cm" svg:height="0.927cm" svg:x="0.711cm" svg:y="2.984cm">
          <text:p text:style-name="P8"><text:span text:style-name="T9">G7 bl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8" draw:text-style-name="P7" draw:layer="layout" svg:width="2.234cm" svg:height="0.927cm" svg:x="0.715cm" svg:y="3.984cm">
          <text:p text:style-name="P8"><text:span text:style-name="T9">G6 g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8" draw:text-style-name="P7" draw:layer="layout" svg:width="2.611cm" svg:height="0.927cm" svg:x="0.716cm" svg:y="4.984cm">
          <text:p text:style-name="P8"><text:span text:style-name="T9">G5 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8" draw:text-style-name="P7" draw:layer="layout" svg:width="2.37cm" svg:height="0.927cm" svg:x="0.706cm" svg:y="5.984cm">
          <text:p text:style-name="P8"><text:span text:style-name="T9">G4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8" draw:text-style-name="P7" draw:layer="layout" svg:width="3.433cm" svg:height="0.927cm" svg:x="0.722cm" svg:y="6.984cm">
          <text:p text:style-name="P8"><text:span text:style-name="T9">G3 grau-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8" draw:text-style-name="P7" draw:layer="layout" svg:width="2.285cm" svg:height="0.927cm" svg:x="0.715cm" svg:y="7.985cm">
          <text:p text:style-name="P8"><text:span text:style-name="T9">G2 gr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8" draw:text-style-name="P7" draw:layer="layout" svg:width="3.103cm" svg:height="0.927cm" svg:x="0.723cm" svg:y="8.871cm">
          <text:p text:style-name="P8"><text:span text:style-name="T9">G1 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34" draw:text-style-name="P22" draw:layer="layout" svg:width="2.717cm" svg:height="0.716cm" svg:x="0.229cm" svg:y="0.724cm">
          <text:p text:style-name="P8"><text:span text:style-name="T10">Sub-D Stift-N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34" draw:text-style-name="P22" draw:layer="layout" svg:width="0.901cm" svg:height="0.716cm" svg:x="24.307cm" svg:y="15.599cm">
          <text:p text:style-name="P8"><text:span text:style-name="T1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34" draw:text-style-name="P22" draw:layer="layout" svg:width="0.901cm" svg:height="0.716cm" svg:x="24.307cm" svg:y="14.526cm">
          <text:p text:style-name="P8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34" draw:text-style-name="P22" draw:layer="layout" svg:width="0.901cm" svg:height="0.716cm" svg:x="0.191cm" svg:y="14.526cm">
          <text:p text:style-name="P8"><text:span text:style-name="T1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34" draw:text-style-name="P22" draw:layer="layout" svg:width="0.901cm" svg:height="0.716cm" svg:x="0.191cm" svg:y="15.599cm">
          <text:p text:style-name="P8"><text:span text:style-name="T10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34" draw:text-style-name="P22" draw:layer="layout" svg:width="0.702cm" svg:height="0.716cm" svg:x="0.19cm" svg:y="2.324cm">
          <text:p text:style-name="P8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34" draw:text-style-name="P22" draw:layer="layout" svg:width="0.702cm" svg:height="0.716cm" svg:x="0.19cm" svg:y="3.369cm">
          <text:p text:style-name="P8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34" draw:text-style-name="P22" draw:layer="layout" svg:width="0.702cm" svg:height="0.716cm" svg:x="0.19cm" svg:y="4.398cm">
          <text:p text:style-name="P8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34" draw:text-style-name="P22" draw:layer="layout" svg:width="0.702cm" svg:height="0.716cm" svg:x="0.19cm" svg:y="5.34cm">
          <text:p text:style-name="P8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34" draw:text-style-name="P22" draw:layer="layout" svg:width="0.702cm" svg:height="0.716cm" svg:x="0.19cm" svg:y="6.34cm">
          <text:p text:style-name="P8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34" draw:text-style-name="P22" draw:layer="layout" svg:width="0.702cm" svg:height="0.716cm" svg:x="0.19cm" svg:y="7.398cm">
          <text:p text:style-name="P8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34" draw:text-style-name="P22" draw:layer="layout" svg:width="0.702cm" svg:height="0.716cm" svg:x="0.19cm" svg:y="8.369cm">
          <text:p text:style-name="P8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34" draw:text-style-name="P22" draw:layer="layout" svg:width="0.702cm" svg:height="0.716cm" svg:x="0.19cm" svg:y="9.325cm">
          <text:p text:style-name="P8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34" draw:text-style-name="P22" draw:layer="layout" svg:width="0.901cm" svg:height="0.716cm" svg:x="6.094cm" svg:y="16.999cm">
          <text:p text:style-name="P8"><text:span text:style-name="T10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34" draw:text-style-name="P22" draw:layer="layout" svg:width="0.901cm" svg:height="0.716cm" svg:x="6.093cm" svg:y="17.926cm">
          <text:p text:style-name="P8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8" draw:text-style-name="P7" draw:layer="layout" svg:width="2.493cm" svg:height="0.927cm" svg:x="6.898cm" svg:y="16.926cm">
          <text:p text:style-name="P8"><text:span text:style-name="T9">A14 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8" draw:text-style-name="P7" draw:layer="layout" svg:width="3.831cm" svg:height="0.927cm" svg:x="6.893cm" svg:y="17.786cm">
          <text:p text:style-name="P8"><text:span text:style-name="T9">R14 grün-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8" draw:text-style-name="P7" draw:layer="layout" svg:width="2.459cm" svg:height="0.927cm" svg:x="3.32cm" svg:y="17.326cm">
          <text:p text:style-name="P8"><text:span text:style-name="T9">Reserv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line draw:name="Gerade Verbindung 117" draw:style-name="gr33" draw:text-style-name="P2" draw:layer="layout" svg:x1="19.543cm" svg:y1="10.391cm" svg:x2="19.098cm" svg:y2="11.696cm">
          <text:p/>
        </draw:line>
        <draw:g draw:name="Gruppieren 7">
          <draw:custom-shape draw:name="Rechteck 3" draw:style-name="gr35" draw:text-style-name="P23" draw:layer="layout" svg:width="3.599cm" svg:height="12.067cm" svg:x="21.501cm" svg:y="3.058cm">
            <text:p text:style-name="P3"><text:span text:style-name="T1">AV2020</text:span></text:p>
            <text:p text:style-name="P3"><text:span text:style-name="T1">LCD</text:span></text:p>
            <text:p text:style-name="P3"><text:span text:style-name="T1">Dis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8" draw:text-style-name="P7" draw:layer="layout" svg:width="3.424cm" svg:height="9.723cm" svg:x="21.583cm" svg:y="5.294cm">
            <text:p text:style-name="P8"><text:span text:style-name="T4">16 LED -</text:span></text:p>
            <text:p text:style-name="P8"><text:span text:style-name="T4">15 LED +</text:span></text:p>
            <text:p text:style-name="P8"><text:span text:style-name="T4">14 D7</text:span></text:p>
            <text:p text:style-name="P8"><text:span text:style-name="T4">13 D6</text:span></text:p>
            <text:p text:style-name="P8"><text:span text:style-name="T4">12 D5</text:span></text:p>
            <text:p text:style-name="P8"><text:span text:style-name="T4">11 D4</text:span></text:p>
            <text:p text:style-name="P8"><text:span text:style-name="T4">10 D3</text:span></text:p>
            <text:p text:style-name="P8"><text:span text:style-name="T4">9 D2</text:span></text:p>
            <text:p text:style-name="P8"><text:span text:style-name="T4">8 D1</text:span></text:p>
            <text:p text:style-name="P8"><text:span text:style-name="T4">7 D0</text:span></text:p>
            <text:p text:style-name="P8"><text:span text:style-name="T4">6 Enable</text:span></text:p>
            <text:p text:style-name="P8"><text:span text:style-name="T4">5 R/W</text:span></text:p>
            <text:p text:style-name="P8"><text:span text:style-name="T4">4 Funct. Select</text:span></text:p>
            <text:p text:style-name="P8"><text:span text:style-name="T4">3 LCD Drive</text:span></text:p>
            <text:p text:style-name="P8"><text:span text:style-name="T4">2 +5V</text:span></text:p>
            <text:p text:style-name="P8"><text:span text:style-name="T4">1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Rechteck 5" draw:style-name="gr36" draw:text-style-name="P23" draw:layer="layout" svg:width="11.2cm" svg:height="10.4cm" svg:x="6.365cm" svg:y="5.125cm">
            <text:p text:style-name="P3"><text:span text:style-name="T1">Arduino</text:span></text:p>
            <text:p text:style-name="P3"><text:span text:style-name="T1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8" draw:text-style-name="P7" draw:layer="layout" svg:width="1.003cm" svg:height="3.803cm" svg:x="16.574cm" svg:y="6.478cm">
            <text:p text:style-name="P6"><text:span text:style-name="T4">22</text:span></text:p>
            <text:p text:style-name="P6"><text:span text:style-name="T4">23</text:span></text:p>
            <text:p text:style-name="P6"><text:span text:style-name="T4">24</text:span></text:p>
            <text:p text:style-name="P6"><text:span text:style-name="T4">25</text:span></text:p>
            <text:p text:style-name="P6"><text:span text:style-name="T4">26</text:span></text:p>
            <text:p text:style-name="P6"><text:span text:style-name="T4">2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8" draw:text-style-name="P7" draw:layer="layout" svg:width="5.317cm" svg:height="1.435cm" svg:x="11.6cm" svg:y="5.125cm">
            <text:p text:style-name="P8"><text:span text:style-name="T4"><text:s/></text:span><text:span text:style-name="T4">14 <text:s/>15 <text:s text:c="2"/>16 <text:s text:c="2"/>17 <text:s text:c="2"/>18 <text:s text:c="2"/>19</text:span></text:p>
            <text:p text:style-name="P8"><text:span text:style-name="T4">Tx3 Rx3 Tx2 Rx2 Tx1 R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8" draw:text-style-name="P7" draw:layer="layout" svg:width="1.333cm" svg:height="3.803cm" svg:x="16.176cm" svg:y="11.678cm">
            <text:p text:style-name="P6"><text:span text:style-name="T4">+5V</text:span></text:p>
            <text:p text:style-name="P6"><text:span text:style-name="T4">Gnd</text:span></text:p>
            <text:p text:style-name="P6"><text:span text:style-name="T4">53</text:span></text:p>
            <text:p text:style-name="P6"><text:span text:style-name="T4">51</text:span></text:p>
            <text:p text:style-name="P6"><text:span text:style-name="T4">52</text:span></text:p>
            <text:p text:style-name="P6"><text:span text:style-name="T4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8" draw:text-style-name="P7" draw:layer="layout" svg:width="8.767cm" svg:height="0.843cm" svg:x="6.339cm" svg:y="14.671cm">
            <text:p text:style-name="P6"><text:span text:style-name="T4"><text:s text:c="14"/></text:span><text:span text:style-name="T4">Gnd +5V <text:s text:c="22"/>A0 A1 A2 A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8" draw:text-style-name="P7" draw:layer="layout" svg:width="1.003cm" svg:height="10.315cm" svg:x="6.373cm" svg:y="5.095cm">
            <text:p text:style-name="P8"><text:span text:style-name="T4">28</text:span></text:p>
            <text:p text:style-name="P8"><text:span text:style-name="T4">40</text:span></text:p>
            <text:p text:style-name="P8"><text:span text:style-name="T4">30</text:span></text:p>
            <text:p text:style-name="P8"><text:span text:style-name="T4">32</text:span></text:p>
            <text:p text:style-name="P8"><text:span text:style-name="T4">42</text:span></text:p>
            <text:p text:style-name="P8"><text:span text:style-name="T4">34</text:span></text:p>
            <text:p text:style-name="P8"><text:span text:style-name="T4">36</text:span></text:p>
            <text:p text:style-name="P8"><text:span text:style-name="T4">44</text:span></text:p>
            <text:p text:style-name="P8"><text:span text:style-name="T4">38</text:span></text:p>
            <text:p text:style-name="P8"><text:span text:style-name="T4">29</text:span></text:p>
            <text:p text:style-name="P8"><text:span text:style-name="T4">31</text:span></text:p>
            <text:p text:style-name="P8"><text:span text:style-name="T4">33</text:span></text:p>
            <text:p text:style-name="P8"><text:span text:style-name="T4">35</text:span></text:p>
            <text:p text:style-name="P8"><text:span text:style-name="T4">37</text:span></text:p>
            <text:p text:style-name="P8"><text:span text:style-name="T4">39</text:span></text:p>
            <text:p text:style-name="P8"><text:span text:style-name="T4">41</text:span></text:p>
            <text:p text:style-name="P8"><text:span text:style-name="T4">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8" draw:text-style-name="P7" draw:layer="layout" svg:width="2.218cm" svg:height="0.843cm" svg:x="8.382cm" svg:y="5.125cm">
            <text:p text:style-name="P6"><text:span text:style-name="T4">+5V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33" draw:text-style-name="P2" draw:layer="layout" svg:x1="17.586cm" svg:y1="6.924cm" svg:x2="21.5cm" svg:y2="6.924cm">
          <text:p/>
        </draw:line>
        <draw:line draw:name="Gerade Verbindung 35" draw:style-name="gr33" draw:text-style-name="P2" draw:layer="layout" svg:x1="17.586cm" svg:y1="7.524cm" svg:x2="21.5cm" svg:y2="7.524cm">
          <text:p/>
        </draw:line>
        <draw:line draw:name="Gerade Verbindung 36" draw:style-name="gr33" draw:text-style-name="P2" draw:layer="layout" svg:x1="17.586cm" svg:y1="8.067cm" svg:x2="21.5cm" svg:y2="8.067cm">
          <text:p/>
        </draw:line>
        <draw:line draw:name="Gerade Verbindung 37" draw:style-name="gr33" draw:text-style-name="P2" draw:layer="layout" svg:x1="17.586cm" svg:y1="8.667cm" svg:x2="21.5cm" svg:y2="8.667cm">
          <text:p/>
        </draw:line>
        <draw:custom-shape draw:name="Gewinkelte Verbindung 39" draw:style-name="gr37" draw:text-style-name="P2" draw:layer="layout" svg:width="3.913cm" svg:height="2.316cm" svg:x="17.587cm" svg:y="9.322cm">
          <text:p/>
          <draw:enhanced-geometry draw:mirror-horizontal="false" draw:mirror-vertical="false" svg:viewBox="0 0 0 0" draw:text-areas="0 0 ?f2 ?f3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2" draw:style-name="gr37" draw:text-style-name="P2" draw:layer="layout" svg:width="3.913cm" svg:height="2.831cm" svg:x="17.587cm" svg:y="9.983cm">
          <text:p/>
          <draw:enhanced-geometry draw:mirror-horizontal="false" draw:mirror-vertical="false" svg:viewBox="0 0 0 0" draw:text-areas="0 0 ?f2 ?f3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1" draw:style-name="gr37" draw:text-style-name="P2" draw:layer="layout" svg:width="3.913cm" svg:height="1.799cm" svg:x="17.587cm" svg:y="12.125cm">
          <text:p/>
          <draw:enhanced-geometry draw:mirror-horizontal="false" draw:mirror-vertical="false" svg:viewBox="0 0 0 0" draw:text-areas="0 0 ?f2 ?f3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4" draw:style-name="gr37" draw:text-style-name="P2" draw:layer="layout" svg:width="3.913cm" svg:height="1.944cm" svg:x="17.587cm" svg:y="12.725cm">
          <text:p/>
          <draw:enhanced-geometry draw:mirror-horizontal="false" draw:mirror-vertical="false" svg:viewBox="0 0 0 0" draw:text-areas="0 0 ?f2 ?f3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8" draw:style-name="gr37" draw:text-style-name="P2" draw:layer="layout" svg:width="4.868cm" svg:height="2.599cm" draw:transform="rotate (-3.14159265358979) translate (22.456cm 15.926cm)">
          <text:p/>
          <draw:enhanced-geometry draw:mirror-horizontal="false" draw:mirror-vertical="false" svg:viewBox="0 0 0 0" draw:text-areas="0 0 ?f2 ?f3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63" draw:style-name="gr8" draw:text-style-name="P7" draw:layer="layout" svg:width="2.645cm" svg:height="0.758cm" svg:x="22.435cm" svg:y="16.126cm">
          <text:p text:style-name="P6"><text:span text:style-name="T11">ext. switc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37" draw:text-style-name="P2" draw:layer="layout" svg:width="4.868cm" svg:height="2.599cm" draw:transform="rotate (-3.14159265358979) translate (22.428cm 16.526cm)">
          <text:p/>
          <draw:enhanced-geometry draw:mirror-horizontal="false" draw:mirror-vertical="false" svg:viewBox="0 0 0 0" draw:text-areas="0 0 ?f2 ?f3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6" draw:style-name="gr37" draw:text-style-name="P2" draw:layer="layout" svg:width="3.528cm" svg:height="3.227cm" draw:transform="rotate (-3.14159265358979) translate (21.116cm 17.753cm)">
          <text:p/>
          <draw:enhanced-geometry draw:mirror-horizontal="false" draw:mirror-vertical="false" svg:viewBox="0 0 0 0" draw:text-areas="0 0 ?f2 ?f3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0" draw:style-name="gr8" draw:text-style-name="P7" draw:layer="layout" svg:width="4.313cm" svg:height="0.758cm" svg:x="21.12cm" svg:y="17.326cm">
          <text:p text:style-name="P8"><text:span text:style-name="T11">int. red <text:s/>switch (e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37" draw:text-style-name="P2" draw:layer="layout" svg:width="3.627cm" svg:height="3.527cm" draw:transform="rotate (-3.14159265358979) translate (21.214cm 18.753cm)">
          <text:p/>
          <draw:enhanced-geometry draw:mirror-horizontal="false" draw:mirror-vertical="false" svg:viewBox="0 0 0 0" draw:text-areas="0 0 ?f2 ?f3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3" draw:style-name="gr8" draw:text-style-name="P7" draw:layer="layout" svg:width="4.326cm" svg:height="0.758cm" svg:x="21.129cm" svg:y="18.357cm">
          <text:p text:style-name="P8"><text:span text:style-name="T11">int. black <text:s/>switch (ex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33" draw:text-style-name="P2" draw:layer="layout" svg:x1="21.1cm" svg:y1="5.744cm" svg:x2="21.1cm" svg:y2="15.502cm">
          <text:p/>
        </draw:line>
        <draw:line draw:name="Gerade Verbindung 79" draw:style-name="gr33" draw:text-style-name="P2" draw:layer="layout" svg:x1="21.091cm" svg:y1="5.753cm" svg:x2="21.489cm" svg:y2="5.753cm">
          <text:p/>
        </draw:line>
        <draw:line draw:name="Gerade Verbindung 81" draw:style-name="gr33" draw:text-style-name="P2" draw:layer="layout" svg:x1="21.1cm" svg:y1="12.267cm" svg:x2="21.498cm" svg:y2="12.267cm">
          <text:p/>
        </draw:line>
        <draw:custom-shape draw:name="Ellipse 82" draw:style-name="gr32" draw:text-style-name="P21" draw:layer="layout" svg:width="0.199cm" svg:height="0.199cm" svg:x="21.0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32" draw:text-style-name="P21" draw:layer="layout" svg:width="0.199cm" svg:height="0.199cm" svg:x="21.01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38" draw:text-style-name="P7" draw:layer="layout" svg:width="1.151cm" svg:height="0.758cm" svg:x="18.668cm" svg:y="5.979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33" draw:text-style-name="P2" draw:layer="layout" svg:x1="21.489cm" svg:y1="6.364cm" svg:x2="19.827cm" svg:y2="6.364cm">
          <text:p/>
        </draw:line>
        <draw:line draw:name="Gerade Verbindung 89" draw:style-name="gr33" draw:text-style-name="P2" draw:layer="layout" svg:x1="17.9cm" svg:y1="6.364cm" svg:x2="17.9cm" svg:y2="12.125cm">
          <text:p/>
        </draw:line>
        <draw:line draw:name="Gerade Verbindung 92" draw:style-name="gr33" draw:text-style-name="P2" draw:layer="layout" svg:x1="18.66cm" svg:y1="6.364cm" svg:x2="17.9cm" svg:y2="6.364cm">
          <text:p/>
        </draw:line>
        <draw:custom-shape draw:name="Ellipse 95" draw:style-name="gr32" draw:text-style-name="P21" draw:layer="layout" svg:width="0.199cm" svg:height="0.199cm" svg:x="17.814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38" draw:text-style-name="P7" draw:layer="layout" svg:width="1.769cm" svg:height="0.758cm" svg:x="18.17cm" svg:y="10.64cm">
          <text:p text:style-name="P8"><text:span text:style-name="T11">10..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33" draw:text-style-name="P2" draw:layer="layout" svg:x1="17.93cm" svg:y1="11.009cm" svg:x2="18.158cm" svg:y2="11.025cm">
          <text:p/>
        </draw:line>
        <draw:custom-shape draw:name="Ellipse 101" draw:style-name="gr32" draw:text-style-name="P21" draw:layer="layout" svg:width="0.199cm" svg:height="0.199cm" svg:x="17.814cm" svg:y="10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37" draw:text-style-name="P2" draw:layer="layout" svg:width="1.699cm" svg:height="0.125cm" draw:transform="rotate (-1.5707963267949) translate (19.948cm 11.019cm)">
          <text:p/>
          <draw:enhanced-geometry draw:mirror-horizontal="true" draw:mirror-vertical="true" svg:viewBox="0 0 0 0" draw:text-areas="0 0 ?f4 ?f5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lipse 108" draw:style-name="gr32" draw:text-style-name="P21" draw:layer="layout" svg:width="0.199cm" svg:height="0.199cm" svg:x="19.73cm" svg:y="12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37" draw:text-style-name="P2" draw:layer="layout" svg:width="2.39cm" svg:height="0.357cm" svg:x="19.099cm" svg:y="13.025cm">
          <text:p/>
          <draw:enhanced-geometry draw:mirror-horizontal="false" draw:mirror-vertical="false" svg:viewBox="0 0 0 0" draw:text-areas="0 0 ?f2 ?f3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114" draw:style-name="gr33" draw:text-style-name="P2" draw:layer="layout" svg:x1="19.1cm" svg:y1="11.726cm" svg:x2="19.1cm" svg:y2="13.031cm">
          <text:p/>
        </draw:line>
        <draw:custom-shape draw:name="Ellipse 116" draw:style-name="gr32" draw:text-style-name="P21" draw:layer="layout" svg:width="0.199cm" svg:height="0.199cm" svg:x="19.014cm" svg:y="11.6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33" draw:text-style-name="P2" draw:layer="layout" svg:x1="19.321cm" svg:y1="10.31cm" svg:x2="19.814cm" svg:y2="10.469cm">
          <text:p/>
        </draw:line>
        <draw:custom-shape draw:name="Textfeld 143" draw:style-name="gr8" draw:text-style-name="P7" draw:layer="layout" svg:width="1.413cm" svg:height="0.716cm" svg:x="18.507cm" svg:y="18.199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8" draw:text-style-name="P7" draw:layer="layout" svg:width="1.485cm" svg:height="1.181cm" svg:x="19.336cm" svg:y="17.129cm">
          <text:p text:style-name="P8"><text:span text:style-name="T12">black-</text:span><text:span text:style-name="T12"><text:line-break/></text:span><text:span text:style-name="T12">wh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>
          <draw:custom-shape draw:name="Rechteck 80" draw:style-name="gr32" draw:text-style-name="P21" draw:layer="layout" svg:width="0.999cm" svg:height="0.126cm" svg:x="13.1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32" draw:text-style-name="P21" draw:layer="layout" svg:width="0.999cm" svg:height="0.126cm" svg:x="13.1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37" draw:text-style-name="P2" draw:layer="layout" svg:width="2.061cm" svg:height="0.499cm" draw:transform="rotate (1.5707963267949) translate (13.1cm 17.58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87">
          <draw:custom-shape draw:name="Rechteck 88" draw:style-name="gr32" draw:text-style-name="P21" draw:layer="layout" svg:width="0.999cm" svg:height="0.126cm" svg:x="11.9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32" draw:text-style-name="P21" draw:layer="layout" svg:width="0.999cm" svg:height="0.126cm" svg:x="11.9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37" draw:text-style-name="P2" draw:layer="layout" svg:width="2.061cm" svg:height="0.299cm" draw:transform="rotate (-1.5707963267949) translate (12.694cm 15.52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93">
          <draw:line draw:name="Gerade Verbindung 94" draw:style-name="gr39" draw:text-style-name="P2" draw:layer="layout" svg:x1="10.452cm" svg:y1="16.74cm" svg:x2="11.757cm" svg:y2="17.185cm">
            <text:p/>
          </draw:line>
          <draw:custom-shape draw:name="Textfeld 96" draw:style-name="gr38" draw:text-style-name="P7" draw:layer="layout" svg:width="1.768cm" svg:height="0.757cm" draw:transform="rotate (1.5707963267949) translate (10.702cm 18.114cm)">
            <text:p text:style-name="P8"><text:span text:style-name="T11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21" draw:layer="layout" svg:width="0.199cm" svg:height="0.199cm" draw:transform="rotate (1.5707963267949) translate (11.7cm 17.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>
          <draw:line draw:name="Gerade Verbindung 104" draw:style-name="gr39" draw:text-style-name="P2" draw:layer="layout" svg:x1="8.504cm" svg:y1="16.682cm" svg:x2="9.809cm" svg:y2="17.127cm">
            <text:p/>
          </draw:line>
          <draw:custom-shape draw:name="Textfeld 105" draw:style-name="gr38" draw:text-style-name="P7" draw:layer="layout" svg:width="1.768cm" svg:height="0.757cm" draw:transform="rotate (1.5707963267949) translate (8.753cm 18.056cm)">
            <text:p text:style-name="P8"><text:span text:style-name="T11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32" draw:text-style-name="P21" draw:layer="layout" svg:width="0.199cm" svg:height="0.199cm" draw:transform="rotate (1.5707963267949) translate (9.751cm 17.2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37" draw:text-style-name="P2" draw:layer="layout" svg:width="0.801cm" svg:height="0.306cm" draw:transform="rotate (-1.5707963267949) translate (9.445cm 15.465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11" draw:style-name="gr40" draw:text-style-name="P2" draw:layer="layout" svg:width="0.458cm" svg:height="1.663cm" draw:transform="rotate (1.5707963267949) translate (9.445cm 16.33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32" draw:text-style-name="P21" draw:layer="layout" svg:width="0.199cm" svg:height="0.199cm" svg:x="9.357cm" svg:y="15.7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33" draw:text-style-name="P2" draw:layer="layout" svg:x1="12.399cm" svg:y1="17.17cm" svg:x2="11.815cm" svg:y2="17.183cm">
          <text:p/>
        </draw:line>
        <draw:custom-shape draw:name="Ellipse 115" draw:style-name="gr32" draw:text-style-name="P21" draw:layer="layout" svg:width="0.199cm" svg:height="0.199cm" svg:x="12.3cm" svg:y="17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6.398cm" svg:y1="18.885cm" svg:x2="7.848cm" svg:y2="18.87cm">
          <text:p/>
        </draw:line>
        <draw:custom-shape draw:name="Gewinkelte Verbindung 119" draw:style-name="gr41" draw:text-style-name="P2" draw:layer="layout" svg:width="3.248cm" svg:height="0.91cm" draw:transform="rotate (-3.14159265358979) translate (13.1cm 17.01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32" draw:text-style-name="P21" draw:layer="layout" svg:width="0.199cm" svg:height="0.199cm" svg:x="13.013cm" svg:y="16.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33" draw:text-style-name="P2" draw:layer="layout" svg:x1="13.6cm" svg:y1="17.925cm" svg:x2="13.584cm" svg:y2="18.878cm">
          <text:p/>
        </draw:line>
        <draw:line draw:name="Gerade Verbindung 123" draw:style-name="gr33" draw:text-style-name="P2" draw:layer="layout" svg:x1="12.399cm" svg:y1="17.925cm" svg:x2="12.397cm" svg:y2="18.878cm">
          <text:p/>
        </draw:line>
        <draw:custom-shape draw:name="Ellipse 124" draw:style-name="gr32" draw:text-style-name="P21" draw:layer="layout" svg:width="0.199cm" svg:height="0.199cm" svg:x="12.32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8" draw:text-style-name="P7" draw:layer="layout" svg:width="1.375cm" svg:height="0.758cm" svg:x="12.317cm" svg:y="17.9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8" draw:text-style-name="P7" draw:layer="layout" svg:width="1.375cm" svg:height="0.758cm" svg:x="13.507cm" svg:y="17.9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7" draw:text-style-name="P2" draw:layer="layout" svg:width="3.352cm" svg:height="0.516cm" draw:transform="rotate (-1.5707963267949) translate (8.365cm 15.526cm)">
          <text:p/>
          <draw:enhanced-geometry draw:mirror-horizontal="false" draw:mirror-vertical="false" svg:viewBox="0 0 0 0" draw:text-areas="0 0 ?f2 ?f3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129" draw:style-name="gr33" draw:text-style-name="P2" draw:layer="layout" svg:x1="11.086cm" svg:y1="18.125cm" svg:x2="11.086cm" svg:y2="18.878cm">
          <text:p/>
        </draw:line>
        <draw:line draw:name="Gerade Verbindung 132" draw:style-name="gr33" draw:text-style-name="P2" draw:layer="layout" svg:x1="9.137cm" svg:y1="18.067cm" svg:x2="9.137cm" svg:y2="18.926cm">
          <text:p/>
        </draw:line>
        <draw:custom-shape draw:name="Ellipse 137" draw:style-name="gr32" draw:text-style-name="P21" draw:layer="layout" svg:width="0.199cm" svg:height="0.199cm" svg:x="10.98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32" draw:text-style-name="P21" draw:layer="layout" svg:width="0.199cm" svg:height="0.199cm" svg:x="9.075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8" draw:text-style-name="P7" draw:layer="layout" svg:width="2.238cm" svg:height="0.757cm" draw:transform="rotate (1.5707963267949) translate (10.13cm 19.024cm)">
          <text:p text:style-name="P8"><text:span text:style-name="T11">pitch b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8" draw:text-style-name="P7" draw:layer="layout" svg:width="2.056cm" svg:height="0.757cm" draw:transform="rotate (1.5707963267949) translate (8.13cm 18.918cm)">
          <text:p text:style-name="P8"><text:span text:style-name="T11">modul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8" draw:text-style-name="P7" draw:layer="layout" svg:width="1.698cm" svg:height="0.757cm" draw:transform="rotate (1.5707963267949) translate (11.213cm 18.746cm)">
          <text:p text:style-name="P8"><text:span text:style-name="T11">o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8" draw:text-style-name="P7" draw:layer="layout" svg:width="1.613cm" svg:height="0.757cm" draw:transform="rotate (1.5707963267949) translate (9.357cm 18.685cm)">
          <text:p text:style-name="P8"><text:span text:style-name="T11">ye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8" draw:text-style-name="P7" draw:layer="layout" svg:width="1.807cm" svg:height="0.758cm" svg:x="17.8cm" svg:y="10.042cm">
          <text:p text:style-name="P8"><text:span text:style-name="T11">cont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>
          <draw:custom-shape draw:name="Textfeld 154" draw:style-name="gr38" draw:text-style-name="P7" draw:layer="layout" svg:width="0.909cm" svg:height="0.758cm" svg:x="3.721cm" svg:y="6.844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38" draw:text-style-name="P7" draw:layer="layout" svg:width="0.909cm" svg:height="0.758cm" svg:x="3.721cm" svg:y="7.755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37" draw:text-style-name="P2" draw:layer="layout" svg:width="0.034cm" svg:height="0.911cm" svg:x="4.64cm" svg:y="7.228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57" draw:style-name="gr32" draw:text-style-name="P21" draw:layer="layout" svg:width="0.199cm" svg:height="0.199cm" svg:x="5.184cm" svg:y="7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37" draw:text-style-name="P2" draw:layer="layout" svg:width="0.98cm" svg:height="0.213cm" svg:x="5.384cm" svg:y="7.71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Textfeld 176" draw:style-name="gr38" draw:text-style-name="P7" draw:layer="layout" svg:width="0.909cm" svg:height="0.758cm" svg:x="3.736cm" svg:y="4.472cm">
          <text:p text:style-name="P8"><text:span text:style-name="T11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38" draw:text-style-name="P7" draw:layer="layout" svg:width="0.909cm" svg:height="0.758cm" svg:x="3.736cm" svg:y="5.384cm">
          <text:p text:style-name="P8"><text:span text:style-name="T11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37" draw:text-style-name="P2" draw:layer="layout" svg:width="0.031cm" svg:height="0.911cm" svg:x="4.657cm" svg:y="4.857cm">
          <text:p/>
          <draw:enhanced-geometry draw:mirror-horizontal="false" draw:mirror-vertical="false" svg:viewBox="0 0 0 0" draw:text-areas="0 0 ?f2 ?f3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79" draw:style-name="gr32" draw:text-style-name="P21" draw:layer="layout" svg:width="0.199cm" svg:height="0.199cm" svg:x="5.17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37" draw:text-style-name="P2" draw:layer="layout" svg:width="0.98cm" svg:height="0.799cm" svg:x="5.374cm" svg:y="5.3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93">
          <draw:custom-shape draw:name="Textfeld 194" draw:style-name="gr38" draw:text-style-name="P7" draw:layer="layout" svg:width="0.909cm" svg:height="0.758cm" svg:x="3.736cm" svg:y="9.244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38" draw:text-style-name="P7" draw:layer="layout" svg:width="0.909cm" svg:height="0.758cm" svg:x="3.736cm" svg:y="10.156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37" draw:text-style-name="P2" draw:layer="layout" svg:width="0.034cm" svg:height="0.911cm" svg:x="4.655cm" svg:y="9.629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97" draw:style-name="gr32" draw:text-style-name="P21" draw:layer="layout" svg:width="0.199cm" svg:height="0.199cm" svg:x="5.199cm" svg:y="10.0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37" draw:text-style-name="P2" draw:layer="layout" svg:width="0.98cm" svg:height="0.484cm" svg:x="5.399cm" svg:y="9.629cm">
            <text:p/>
            <draw:enhanced-geometry draw:mirror-horizontal="false" draw:mirror-vertical="true" svg:viewBox="0 0 0 0" draw:text-areas="0 0 ?f2 ?f3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line draw:name="Gerade Verbindung 211" draw:style-name="gr33" draw:text-style-name="P2" draw:layer="layout" svg:x1="0.498cm" svg:y1="9.067cm" svg:x2="6.38cm" svg:y2="9.067cm">
          <text:p/>
        </draw:line>
        <draw:line draw:name="Gerade Verbindung 214" draw:style-name="gr33" draw:text-style-name="P2" draw:layer="layout" svg:x1="21.127cm" svg:y1="15.477cm" svg:x2="22.456cm" svg:y2="15.477cm">
          <text:p/>
        </draw:line>
        <draw:custom-shape draw:name="Textfeld 216" draw:style-name="gr8" draw:text-style-name="P7" draw:layer="layout" svg:width="1.218cm" svg:height="0.758cm" svg:x="22.431cm" svg:y="15.071cm">
          <text:p text:style-name="P6"><text:span text:style-name="T11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37" draw:text-style-name="P2" draw:layer="layout" svg:width="5.874cm" svg:height="0.199cm" draw:transform="rotate (-3.14159265358979) translate (6.374cm 8.719cm)">
          <text:p/>
          <draw:enhanced-geometry draw:mirror-horizontal="false" draw:mirror-vertical="true" svg:viewBox="0 0 0 0" draw:text-areas="0 0 ?f2 ?f3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32" draw:style-name="gr37" draw:text-style-name="P2" draw:layer="layout" svg:width="5.874cm" svg:height="0.828cm" draw:transform="rotate (-3.14159265358979) translate (6.374cm 11.141cm)">
          <text:p/>
          <draw:enhanced-geometry draw:mirror-horizontal="false" draw:mirror-vertical="true" svg:viewBox="0 0 0 0" draw:text-areas="0 0 ?f2 ?f3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35" draw:style-name="gr37" draw:text-style-name="P2" draw:layer="layout" svg:width="0.532cm" svg:height="0.428cm" draw:transform="rotate (1.5707963267949) translate (3.299cm 4.857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38" draw:style-name="gr37" draw:text-style-name="P2" draw:layer="layout" svg:width="0.428cm" svg:height="0.555cm" draw:transform="rotate (-3.14159265358979) translate (3.728cm 6.31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37" draw:text-style-name="P2" draw:layer="layout" svg:width="0.589cm" svg:height="0.413cm" draw:transform="rotate (1.5707963267949) translate (3.293cm 7.22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37" draw:text-style-name="P2" draw:layer="layout" svg:width="0.584cm" svg:height="0.413cm" draw:transform="rotate (-1.5707963267949) translate (3.707cm 8.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8" draw:style-name="gr37" draw:text-style-name="P2" draw:layer="layout" svg:width="0.56cm" svg:height="0.428cm" draw:transform="rotate (1.5707963267949) translate (3.299cm 9.62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37" draw:text-style-name="P2" draw:layer="layout" svg:width="0.555cm" svg:height="0.413cm" draw:transform="rotate (-1.5707963267949) translate (3.722cm 10.53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32" draw:text-style-name="P21" draw:layer="layout" svg:width="0.199cm" svg:height="0.199cm" svg:x="3.212cm" svg:y="4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32" draw:text-style-name="P21" draw:layer="layout" svg:width="0.199cm" svg:height="0.199cm" svg:x="3.212cm" svg:y="6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21" draw:layer="layout" svg:width="0.199cm" svg:height="0.199cm" svg:x="3.212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32" draw:text-style-name="P21" draw:layer="layout" svg:width="0.199cm" svg:height="0.199cm" svg:x="3.212cm" svg:y="8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32" draw:text-style-name="P21" draw:layer="layout" svg:width="0.199cm" svg:height="0.199cm" svg:x="3.214cm" svg:y="8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3.241cm" svg:y="11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37" draw:text-style-name="P2" draw:layer="layout" svg:width="5.881cm" svg:height="0.65cm" svg:x="0.499cm" svg:y="6.578cm">
          <text:p/>
          <draw:enhanced-geometry draw:mirror-horizontal="false" draw:mirror-vertical="false" svg:viewBox="0 0 0 0" draw:text-areas="0 0 ?f2 ?f3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2" draw:style-name="gr37" draw:text-style-name="P2" draw:layer="layout" svg:width="5.881cm" svg:height="1.227cm" svg:x="0.499cm" svg:y="4.324cm">
          <text:p/>
          <draw:enhanced-geometry draw:mirror-horizontal="false" draw:mirror-vertical="false" svg:viewBox="0 0 0 0" draw:text-areas="0 0 ?f2 ?f3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5" draw:style-name="gr37" draw:text-style-name="P2" draw:layer="layout" svg:width="5.881cm" svg:height="0.324cm" svg:x="0.499cm" svg:y="6.325cm">
          <text:p/>
          <draw:enhanced-geometry draw:mirror-horizontal="false" draw:mirror-vertical="false" svg:viewBox="0 0 0 0" draw:text-areas="0 0 ?f2 ?f3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9" draw:style-name="gr37" draw:text-style-name="P2" draw:layer="layout" svg:width="2.66cm" svg:height="0.599cm" draw:transform="rotate (-3.14159265358979) translate (6.374cm 11.49cm)">
          <text:p/>
          <draw:enhanced-geometry draw:mirror-horizontal="false" draw:mirror-vertical="true" svg:viewBox="0 0 0 0" draw:text-areas="0 0 ?f2 ?f3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283" draw:style-name="gr8" draw:text-style-name="P7" draw:layer="layout" svg:width="3.61cm" svg:height="1.265cm" svg:x="0.318cm" svg:y="3.667cm">
          <text:p text:style-name="P8"><text:span text:style-name="T11">diode matrix rows</text:span></text:p>
          <text:p text:style-name="P8"><text:span text:style-name="T11">A12 red-bl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8" draw:text-style-name="P7" draw:layer="layout" svg:width="2.379cm" svg:height="1.265cm" svg:x="0.309cm" svg:y="5.242cm">
          <text:p text:style-name="P8"><text:span text:style-name="T11">R12 green-</text:span></text:p>
          <text:p text:style-name="P8"><text:span text:style-name="T11">b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8" draw:text-style-name="P7" draw:layer="layout" svg:width="1.854cm" svg:height="0.758cm" svg:x="0.309cm" svg:y="6.413cm">
          <text:p text:style-name="P8"><text:span text:style-name="T11">A13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8" draw:text-style-name="P7" draw:layer="layout" svg:width="2.247cm" svg:height="0.758cm" svg:x="0.31cm" svg:y="8.067cm">
          <text:p text:style-name="P8"><text:span text:style-name="T11">R13 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8" draw:text-style-name="P7" draw:layer="layout" svg:width="2.709cm" svg:height="0.758cm" svg:x="0.309cm" svg:y="8.925cm">
          <text:p text:style-name="P8"><text:span text:style-name="T11">A14 light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8" draw:text-style-name="P7" draw:layer="layout" svg:width="2.379cm" svg:height="1.265cm" svg:x="0.309cm" svg:y="10.038cm">
          <text:p text:style-name="P8"><text:span text:style-name="T11">R14 green-</text:span></text:p>
          <text:p text:style-name="P8"><text:span text:style-name="T11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37" draw:text-style-name="P2" draw:layer="layout" svg:width="2.631cm" svg:height="0.378cm" draw:transform="rotate (-3.14159265358979) translate (6.36cm 11.875cm)">
          <text:p/>
          <draw:enhanced-geometry draw:mirror-horizontal="false" draw:mirror-vertical="true" svg:viewBox="0 0 0 0" draw:text-areas="0 0 ?f2 ?f3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291" draw:style-name="gr8" draw:text-style-name="P7" draw:layer="layout" svg:width="4.233cm" svg:height="4.814cm" svg:x="0.318cm" svg:y="11.125cm">
          <text:p text:style-name="P8"><text:span text:style-name="T11">G1 black</text:span></text:p>
          <text:p text:style-name="P8"><text:span text:style-name="T11">G2 grey</text:span></text:p>
          <text:p text:style-name="P8"><text:span text:style-name="T11">G3 grey-lght.rd.</text:span></text:p>
          <text:p text:style-name="P8"><text:span text:style-name="T11">G4 white</text:span></text:p>
          <text:p text:style-name="P8"><text:span text:style-name="T11">G5 brown</text:span></text:p>
          <text:p text:style-name="P8"><text:span text:style-name="T11">G6 yellow</text:span></text:p>
          <text:p text:style-name="P8"><text:span text:style-name="T11">G7 blue</text:span></text:p>
          <text:p text:style-name="P8"><text:span text:style-name="T11">G8 violet</text:span></text:p>
          <text:p text:style-name="P8"><text:span text:style-name="T11">diode matrix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37" draw:text-style-name="P2" draw:layer="layout" svg:width="2.631cm" svg:height="0.378cm" draw:transform="rotate (-3.14159265358979) translate (6.36cm 12.439cm)">
          <text:p/>
          <draw:enhanced-geometry draw:mirror-horizontal="false" draw:mirror-vertical="true" svg:viewBox="0 0 0 0" draw:text-areas="0 0 ?f2 ?f3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4" draw:style-name="gr37" draw:text-style-name="P2" draw:layer="layout" svg:width="2.631cm" svg:height="0.393cm" draw:transform="rotate (-3.14159265358979) translate (6.36cm 13.019cm)">
          <text:p/>
          <draw:enhanced-geometry draw:mirror-horizontal="false" draw:mirror-vertical="true" svg:viewBox="0 0 0 0" draw:text-areas="0 0 ?f2 ?f3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7" draw:style-name="gr37" draw:text-style-name="P2" draw:layer="layout" svg:width="2.647cm" svg:height="0.393cm" draw:transform="rotate (-3.14159265358979) translate (6.36cm 13.629cm)">
          <text:p/>
          <draw:enhanced-geometry draw:mirror-horizontal="false" draw:mirror-vertical="true" svg:viewBox="0 0 0 0" draw:text-areas="0 0 ?f2 ?f3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9" draw:style-name="gr37" draw:text-style-name="P2" draw:layer="layout" svg:width="2.647cm" svg:height="0.196cm" draw:transform="rotate (-3.14159265358979) translate (6.375cm 14.013cm)">
          <text:p/>
          <draw:enhanced-geometry draw:mirror-horizontal="false" draw:mirror-vertical="true" svg:viewBox="0 0 0 0" draw:text-areas="0 0 ?f2 ?f3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11" draw:style-name="gr37" draw:text-style-name="P2" draw:layer="layout" svg:width="2.647cm" svg:height="0.083cm" draw:transform="rotate (-3.14159265358979) translate (6.375cm 14.52cm)">
          <text:p/>
          <draw:enhanced-geometry draw:mirror-horizontal="false" draw:mirror-vertical="true" svg:viewBox="0 0 0 0" draw:text-areas="0 0 ?f2 ?f3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314" draw:style-name="gr33" draw:text-style-name="P2" draw:layer="layout" svg:x1="3.727cm" svg:y1="15.04cm" svg:x2="6.354cm" svg:y2="15.04cm">
          <text:p/>
        </draw:line>
        <draw:line draw:name="Gerade Verbindung 325" draw:style-name="gr33" draw:text-style-name="P2" draw:layer="layout" svg:x1="20.7cm" svg:y1="14.734cm" svg:x2="20.7cm" svg:y2="17.01cm">
          <text:p/>
        </draw:line>
        <draw:line draw:name="Gerade Verbindung 331" draw:style-name="gr33" draw:text-style-name="P2" draw:layer="layout" svg:x1="20.729cm" svg:y1="16.981cm" svg:x2="21.243cm" svg:y2="16.981cm">
          <text:p/>
        </draw:line>
        <draw:custom-shape draw:name="Textfeld 336" draw:style-name="gr8" draw:text-style-name="P7" draw:layer="layout" svg:width="1.218cm" svg:height="0.758cm" svg:x="21.106cm" svg:y="16.526cm">
          <text:p text:style-name="P8"><text:span text:style-name="T11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8" draw:text-style-name="P7" draw:layer="layout" svg:width="1.282cm" svg:height="0.716cm" svg:x="19.708cm" svg:y="16.599cm">
          <text:p text:style-name="P8"><text:span text:style-name="T12">bl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32" draw:text-style-name="P21" draw:layer="layout" svg:width="0.199cm" svg:height="0.199cm" svg:x="20.6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>
          <draw:custom-shape draw:name="Rechteck 381" draw:style-name="gr35" draw:text-style-name="P23" draw:layer="layout" svg:width="1.694cm" svg:height="1.913cm" svg:x="13.636cm" svg:y="2.196cm">
            <text:p text:style-name="P3"><text:span text:style-name="T13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>
            <draw:custom-shape draw:name="Flussdiagramm: Zusammenführen 367" draw:style-name="gr32" draw:text-style-name="P21" draw:layer="layout" svg:width="0.451cm" svg:height="0.415cm" svg:x="14.637cm" svg:y="3.135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32" draw:text-style-name="P21" draw:layer="layout" svg:width="0.451cm" svg:height="0.065cm" svg:x="14.637cm" svg:y="3.5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32" draw:text-style-name="P21" draw:layer="layout" svg:width="0.114cm" svg:height="0.869cm" svg:x="14.039cm" svg:y="2.959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>
            <draw:custom-shape draw:name="Gerade Verbindung mit Pfeil 372" draw:style-name="gr42" draw:text-style-name="P2" draw:layer="layout" svg:width="0.418cm" svg:height="0.157cm" svg:x="14.218cm" svg:y="3.13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42" draw:text-style-name="P2" draw:layer="layout" svg:width="0.418cm" svg:height="0.157cm" svg:x="14.181cm" svg:y="3.387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>
            <draw:line draw:name="Gerade Verbindung 376" draw:style-name="gr33" draw:text-style-name="P2" draw:layer="layout" svg:x1="13.48cm" svg:y1="3.926cm" svg:x2="14.037cm" svg:y2="3.564cm">
              <text:p/>
            </draw:line>
            <draw:line draw:name="Gerade Verbindung 377" draw:style-name="gr33" draw:text-style-name="P2" draw:layer="layout" svg:x1="13.494cm" svg:y1="2.906cm" svg:x2="14.051cm" svg:y2="3.268cm">
              <text:p/>
            </draw:line>
          </draw:g>
          <draw:line draw:name="Gerade Verbindung 384" draw:style-name="gr33" draw:text-style-name="P2" draw:layer="layout" svg:x1="14.855cm" svg:y1="2.879cm" svg:x2="14.855cm" svg:y2="3.884cm">
            <text:p/>
          </draw:line>
        </draw:g>
        <draw:line draw:name="Gerade Verbindung 386" draw:style-name="gr39" draw:text-style-name="P2" draw:layer="layout" svg:x1="13.624cm" svg:y1="3.849cm" svg:x2="13.93cm" svg:y2="3.653cm">
          <text:p/>
        </draw:line>
        <draw:custom-shape draw:name="Textfeld 392" draw:style-name="gr38" draw:text-style-name="P7" draw:layer="layout" svg:width="1.151cm" svg:height="0.758cm" svg:x="11.271cm" svg:y="2.524cm">
          <text:p text:style-name="P8"><text:span text:style-name="T11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33" draw:text-style-name="P2" draw:layer="layout" svg:x1="13.5cm" svg:y1="2.91cm" svg:x2="12.43cm" svg:y2="2.908cm">
          <text:p/>
        </draw:line>
        <draw:line draw:name="Gerade Verbindung 397" draw:style-name="gr33" draw:text-style-name="P2" draw:layer="layout" svg:x1="12.9cm" svg:y1="2.908cm" svg:x2="12.9cm" svg:y2="5.124cm">
          <text:p/>
        </draw:line>
        <draw:custom-shape draw:name="Gewinkelte Verbindung 401" draw:style-name="gr37" draw:text-style-name="P2" draw:layer="layout" svg:width="3.495cm" svg:height="1.207cm" draw:transform="rotate (-3.14159265358979) translate (13.48cm 5.119cm)">
          <text:p/>
          <draw:enhanced-geometry draw:mirror-horizontal="false" draw:mirror-vertical="true" svg:viewBox="0 0 0 0" draw:text-areas="0 0 ?f2 ?f3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07" draw:style-name="gr32" draw:text-style-name="P21" draw:layer="layout" svg:width="0.199cm" svg:height="0.199cm" svg:x="12.815cm" svg:y="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37" draw:text-style-name="P2" draw:layer="layout" svg:width="2.187cm" svg:height="2.215cm" draw:transform="rotate (-3.14159265358979) translate (11.263cm 5.11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>
          <draw:custom-shape draw:name="Flussdiagramm: Zusammenführen 415" draw:style-name="gr32" draw:text-style-name="P21" draw:layer="layout" svg:width="0.497cm" svg:height="0.415cm" draw:transform="rotate (-3.14159265358979) translate (15.931cm 3.623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32" draw:text-style-name="P21" draw:layer="layout" svg:width="0.497cm" svg:height="0.065cm" draw:transform="rotate (-3.14159265358979) translate (15.931cm 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33" draw:text-style-name="P2" draw:layer="layout" svg:x1="15.69cm" svg:y1="3.878cm" svg:x2="15.69cm" svg:y2="2.872cm">
            <text:p/>
          </draw:line>
        </draw:g>
        <draw:custom-shape draw:name="Textfeld 420" draw:style-name="gr38" draw:text-style-name="P7" draw:layer="layout" svg:width="1.151cm" svg:height="0.758cm" svg:x="16.172cm" svg:y="2.498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3" draw:text-style-name="P2" draw:layer="layout" svg:width="3.259cm" svg:height="3.107cm" svg:x="21.647cm" svg:y="-0.107cm">
          <draw:image xlink:href="Pictures/10000000000000810000007B528EF152352D7C3E.png" xlink:type="simple" xlink:show="embed" xlink:actuate="onLoad" loext:mime-type="image/png">
            <text:p/>
          </draw:image>
        </draw:frame>
        <draw:g draw:name="Gruppieren 423">
          <draw:custom-shape draw:name="Ellipse 339" draw:style-name="gr44" draw:text-style-name="P24" draw:layer="layout" svg:width="1.182cm" svg:height="1.199cm" draw:transform="rotate (-1.5707963267949) translate (18.901cm 2.7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32" draw:text-style-name="P21" draw:layer="layout" svg:width="0.199cm" svg:height="0.199cm" draw:transform="rotate (1.5707963267949) translate (17.783cm 3.47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32" draw:text-style-name="P21" draw:layer="layout" svg:width="0.199cm" svg:height="0.199cm" draw:transform="rotate (1.5707963267949) translate (17.92cm 3.77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32" draw:text-style-name="P21" draw:layer="layout" svg:width="0.199cm" svg:height="0.199cm" draw:transform="rotate (1.5707963267949) translate (17.931cm 3.1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32" draw:text-style-name="P21" draw:layer="layout" svg:width="0.199cm" svg:height="0.199cm" draw:transform="rotate (1.5707963267949) translate (18.199cm 3.9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32" draw:text-style-name="P21" draw:layer="layout" svg:width="0.199cm" svg:height="0.199cm" draw:transform="rotate (1.5707963267949) translate (18.201cm 3.0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45" draw:text-style-name="P7" draw:layer="layout" svg:width="1.486cm" svg:height="0.758cm" draw:transform="rotate (1.5707963267949) translate (17.331cm 4.111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33" draw:text-style-name="P2" draw:layer="layout" svg:x1="16.163cm" svg:y1="2.882cm" svg:x2="14.855cm" svg:y2="2.884cm">
          <text:p/>
        </draw:line>
        <draw:custom-shape draw:name="Gewinkelte Verbindung 429" draw:style-name="gr37" draw:text-style-name="P2" draw:layer="layout" svg:width="0.651cm" svg:height="0.174cm" svg:x="17.331cm" svg:y="2.882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34" draw:style-name="gr37" draw:text-style-name="P2" draw:layer="layout" svg:width="3.164cm" svg:height="0.145cm" svg:x="14.855cm" svg:y="3.711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40" draw:style-name="gr32" draw:text-style-name="P21" draw:layer="layout" svg:width="0.199cm" svg:height="0.199cm" svg:x="15.599cm" svg:y="2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32" draw:text-style-name="P21" draw:layer="layout" svg:width="0.199cm" svg:height="0.199cm" svg:x="15.599cm" svg:y="3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>
          <draw:custom-shape draw:name="Ellipse 443" draw:style-name="gr44" draw:text-style-name="P24" draw:layer="layout" svg:width="1.182cm" svg:height="1.199cm" draw:transform="rotate (-1.5707963267949) translate (10.669cm 0.6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2" draw:text-style-name="P21" draw:layer="layout" svg:width="0.199cm" svg:height="0.199cm" draw:transform="rotate (1.5707963267949) translate (9.552cm 1.3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2" draw:text-style-name="P21" draw:layer="layout" svg:width="0.199cm" svg:height="0.199cm" draw:transform="rotate (1.5707963267949) translate (9.689cm 1.6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2" draw:text-style-name="P21" draw:layer="layout" svg:width="0.199cm" svg:height="0.199cm" draw:transform="rotate (1.5707963267949) translate (9.7cm 1.0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2" draw:text-style-name="P21" draw:layer="layout" svg:width="0.199cm" svg:height="0.199cm" draw:transform="rotate (1.5707963267949) translate (9.968cm 1.7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2" draw:text-style-name="P21" draw:layer="layout" svg:width="0.199cm" svg:height="0.199cm" draw:transform="rotate (1.5707963267949) translate (9.97cm 0.9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45" draw:text-style-name="P7" draw:layer="layout" svg:width="1.486cm" svg:height="0.758cm" draw:transform="rotate (1.5707963267949) translate (9.1cm 1.956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32" draw:text-style-name="P21" draw:layer="layout" svg:width="0.199cm" svg:height="0.199cm" svg:x="8.979cm" svg:y="2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38" draw:text-style-name="P7" draw:layer="layout" svg:width="1.15cm" svg:height="0.757cm" draw:transform="rotate (1.5707963267949) translate (8.33cm 2.516cm)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37" draw:text-style-name="P2" draw:layer="layout" svg:width="0.378cm" svg:height="0.263cm" draw:transform="rotate (1.5707963267949) translate (8.709cm 2.90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37" draw:text-style-name="P2" draw:layer="layout" svg:width="3.575cm" svg:height="2.318cm" draw:transform="rotate (1.5707963267949) translate (9.789cm 5.125cm)">
          <text:p/>
          <draw:enhanced-geometry draw:mirror-horizontal="true" draw:mirror-vertical="false" svg:viewBox="0 0 0 0" draw:text-areas="0 0 ?f2 ?f3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469">
          <draw:custom-shape draw:name="Ellipse 470" draw:style-name="gr44" draw:text-style-name="P24" draw:layer="layout" svg:width="1.182cm" svg:height="1.199cm" draw:transform="rotate (-1.5707963267949) translate (14.27cm 0.6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32" draw:text-style-name="P21" draw:layer="layout" svg:width="0.199cm" svg:height="0.199cm" draw:transform="rotate (1.5707963267949) translate (13.152cm 1.3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32" draw:text-style-name="P21" draw:layer="layout" svg:width="0.199cm" svg:height="0.199cm" draw:transform="rotate (1.5707963267949) translate (13.289cm 1.6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32" draw:text-style-name="P21" draw:layer="layout" svg:width="0.199cm" svg:height="0.199cm" draw:transform="rotate (1.5707963267949) translate (13.3cm 1.0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32" draw:text-style-name="P21" draw:layer="layout" svg:width="0.199cm" svg:height="0.199cm" draw:transform="rotate (1.5707963267949) translate (13.568cm 1.75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32" draw:text-style-name="P21" draw:layer="layout" svg:width="0.199cm" svg:height="0.199cm" draw:transform="rotate (1.5707963267949) translate (13.57cm 0.9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45" draw:text-style-name="P7" draw:layer="layout" svg:width="1.486cm" svg:height="0.758cm" draw:transform="rotate (1.5707963267949) translate (12.7cm 1.964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38" draw:text-style-name="P7" draw:layer="layout" svg:width="1.151cm" svg:height="0.758cm" svg:x="11.308cm" svg:y="0.532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33" draw:text-style-name="P2" draw:layer="layout" svg:x1="12.467cm" svg:y1="0.916cm" svg:x2="13.389cm" svg:y2="0.916cm">
          <text:p/>
        </draw:line>
        <draw:custom-shape draw:name="Gewinkelte Verbindung 1041" draw:style-name="gr37" draw:text-style-name="P2" draw:layer="layout" svg:width="0.036cm" svg:height="1.992cm" draw:transform="rotate (-3.14159265358979) translate (11.3cm 2.909cm)">
          <text:p/>
          <draw:enhanced-geometry draw:mirror-horizontal="false" draw:mirror-vertical="true" svg:viewBox="0 0 0 0" draw:text-areas="0 0 ?f2 ?f3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82" draw:style-name="gr32" draw:text-style-name="P21" draw:layer="layout" svg:width="0.199cm" svg:height="0.199cm" svg:x="10.82cm" svg:y="2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37" draw:text-style-name="P2" draw:layer="layout" svg:width="3.567cm" svg:height="0.323cm" draw:transform="rotate (1.5707963267949) translate (13.394cm 5.125cm)">
          <text:p/>
          <draw:enhanced-geometry draw:mirror-horizontal="true" draw:mirror-vertical="false" svg:viewBox="0 0 0 0" draw:text-areas="0 0 ?f2 ?f3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489">
          <draw:custom-shape draw:name="Rechteck 490" draw:style-name="gr35" draw:text-style-name="P23" draw:layer="layout" svg:width="1.694cm" svg:height="1.913cm" svg:x="16.056cm" svg:y="0.324cm">
            <text:p text:style-name="P3"><text:span text:style-name="T13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>
            <draw:custom-shape draw:name="Flussdiagramm: Zusammenführen 500" draw:style-name="gr32" draw:text-style-name="P21" draw:layer="layout" svg:width="0.451cm" svg:height="0.415cm" svg:x="17.057cm" svg:y="1.263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32" draw:text-style-name="P21" draw:layer="layout" svg:width="0.451cm" svg:height="0.065cm" svg:x="17.057cm" svg:y="1.6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32" draw:text-style-name="P21" draw:layer="layout" svg:width="0.114cm" svg:height="0.869cm" svg:x="16.459cm" svg:y="1.08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>
            <draw:custom-shape draw:name="Gerade Verbindung mit Pfeil 498" draw:style-name="gr42" draw:text-style-name="P2" draw:layer="layout" svg:width="0.418cm" svg:height="0.157cm" svg:x="16.638cm" svg:y="1.265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42" draw:text-style-name="P2" draw:layer="layout" svg:width="0.418cm" svg:height="0.157cm" svg:x="16.601cm" svg:y="1.515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>
            <draw:line draw:name="Gerade Verbindung 496" draw:style-name="gr33" draw:text-style-name="P2" draw:layer="layout" svg:x1="15.9cm" svg:y1="2.054cm" svg:x2="16.457cm" svg:y2="1.692cm">
              <text:p/>
            </draw:line>
            <draw:line draw:name="Gerade Verbindung 497" draw:style-name="gr33" draw:text-style-name="P2" draw:layer="layout" svg:x1="15.914cm" svg:y1="1.035cm" svg:x2="16.471cm" svg:y2="1.396cm">
              <text:p/>
            </draw:line>
          </draw:g>
          <draw:line draw:name="Gerade Verbindung 495" draw:style-name="gr33" draw:text-style-name="P2" draw:layer="layout" svg:x1="17.275cm" svg:y1="1.007cm" svg:x2="17.275cm" svg:y2="2.013cm">
            <text:p/>
          </draw:line>
        </draw:g>
        <draw:line draw:name="Gerade Verbindung 502" draw:style-name="gr39" draw:text-style-name="P2" draw:layer="layout" svg:x1="16.044cm" svg:y1="1.978cm" svg:x2="16.35cm" svg:y2="1.781cm">
          <text:p/>
        </draw:line>
        <draw:line draw:name="Gerade Verbindung 503" draw:style-name="gr33" draw:text-style-name="P2" draw:layer="layout" svg:x1="12.7cm" svg:y1="2.054cm" svg:x2="15.931cm" svg:y2="2.054cm">
          <text:p/>
        </draw:line>
        <draw:g draw:name="Gruppieren 504">
          <draw:custom-shape draw:name="Flussdiagramm: Zusammenführen 505" draw:style-name="gr32" draw:text-style-name="P21" draw:layer="layout" svg:width="0.497cm" svg:height="0.415cm" draw:transform="rotate (-3.14159265358979) translate (18.351cm 1.751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32" draw:text-style-name="P21" draw:layer="layout" svg:width="0.497cm" svg:height="0.065cm" draw:transform="rotate (-3.14159265358979) translate (18.351cm 1.3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33" draw:text-style-name="P2" draw:layer="layout" svg:x1="18.11cm" svg:y1="2.006cm" svg:x2="18.11cm" svg:y2="1.001cm">
            <text:p/>
          </draw:line>
        </draw:g>
        <draw:custom-shape draw:name="Textfeld 508" draw:style-name="gr38" draw:text-style-name="P7" draw:layer="layout" svg:width="1.151cm" svg:height="0.758cm" svg:x="18.592cm" svg:y="0.626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>
          <draw:custom-shape draw:name="Ellipse 510" draw:style-name="gr44" draw:text-style-name="P24" draw:layer="layout" svg:width="1.182cm" svg:height="1.199cm" draw:transform="rotate (-1.5707963267949) translate (21.321cm 0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32" draw:text-style-name="P21" draw:layer="layout" svg:width="0.199cm" svg:height="0.199cm" draw:transform="rotate (1.5707963267949) translate (20.203cm 1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32" draw:text-style-name="P21" draw:layer="layout" svg:width="0.199cm" svg:height="0.199cm" draw:transform="rotate (1.5707963267949) translate (20.34cm 1.89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32" draw:text-style-name="P21" draw:layer="layout" svg:width="0.199cm" svg:height="0.199cm" draw:transform="rotate (1.5707963267949) translate (20.351cm 1.2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32" draw:text-style-name="P21" draw:layer="layout" svg:width="0.199cm" svg:height="0.199cm" draw:transform="rotate (1.5707963267949) translate (20.619cm 2.03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32" draw:text-style-name="P21" draw:layer="layout" svg:width="0.199cm" svg:height="0.199cm" draw:transform="rotate (1.5707963267949) translate (20.621cm 1.18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45" draw:text-style-name="P7" draw:layer="layout" svg:width="1.486cm" svg:height="0.758cm" draw:transform="rotate (1.5707963267949) translate (19.751cm 2.24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33" draw:text-style-name="P2" draw:layer="layout" svg:x1="18.583cm" svg:y1="1.01cm" svg:x2="17.275cm" svg:y2="1.013cm">
          <text:p/>
        </draw:line>
        <draw:custom-shape draw:name="Gewinkelte Verbindung 518" draw:style-name="gr37" draw:text-style-name="P2" draw:layer="layout" svg:width="0.651cm" svg:height="0.174cm" svg:x="19.751cm" svg:y="1.011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19" draw:style-name="gr37" draw:text-style-name="P2" draw:layer="layout" svg:width="3.164cm" svg:height="0.145cm" svg:x="17.275cm" svg:y="1.839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20" draw:style-name="gr32" draw:text-style-name="P21" draw:layer="layout" svg:width="0.199cm" svg:height="0.199cm" svg:x="18.019cm" svg:y="0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32" draw:text-style-name="P21" draw:layer="layout" svg:width="0.199cm" svg:height="0.199cm" svg:x="18.019cm" svg:y="1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37" draw:text-style-name="P2" draw:layer="layout" svg:width="1.036cm" svg:height="0.453cm" draw:transform="rotate (-3.14159265358979) translate (9.752cm 1.35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33" draw:text-style-name="P2" draw:layer="layout" svg:x1="12.7cm" svg:y1="2.058cm" svg:x2="12.7cm" svg:y2="3.952cm">
          <text:p/>
        </draw:line>
        <draw:custom-shape draw:name="Ellipse 543" draw:style-name="gr32" draw:text-style-name="P21" draw:layer="layout" svg:width="0.199cm" svg:height="0.199cm" svg:x="12.606cm" svg:y="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38" draw:text-style-name="P7" draw:layer="layout" svg:width="1.151cm" svg:height="0.758cm" svg:x="14.588cm" svg:y="0.649cm">
          <text:p text:style-name="P8"><text:span text:style-name="T11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37" draw:text-style-name="P2" draw:layer="layout" svg:width="3.679cm" svg:height="0.709cm" draw:transform="rotate (-3.14159265358979) translate (14.58cm 1.034cm)">
          <text:p/>
          <draw:enhanced-geometry draw:mirror-horizontal="false" draw:mirror-vertical="false" svg:viewBox="0 0 0 0" draw:text-areas="0 0 ?f2 ?f3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468" draw:style-name="gr33" draw:text-style-name="P2" draw:layer="layout" svg:x1="10.913cm" svg:y1="0.323cm" svg:x2="10.913cm" svg:y2="0.924cm">
          <text:p/>
        </draw:line>
        <draw:custom-shape draw:name="Ellipse 551" draw:style-name="gr32" draw:text-style-name="P21" draw:layer="layout" svg:width="0.199cm" svg:height="0.199cm" svg:x="10.82cm" svg:y="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33" draw:text-style-name="P2" draw:layer="layout" svg:x1="15.747cm" svg:y1="1.033cm" svg:x2="15.931cm" svg:y2="1.035cm">
          <text:p/>
        </draw:line>
        <draw:custom-shape draw:name="Gewinkelte Verbindung 487" draw:style-name="gr37" draw:text-style-name="P2" draw:layer="layout" svg:width="3.69cm" svg:height="0.113cm" draw:transform="rotate (1.5707963267949) translate (15.931cm 4.724cm)">
          <text:p/>
          <draw:enhanced-geometry draw:mirror-horizontal="false" draw:mirror-vertical="true" svg:viewBox="0 0 0 0" draw:text-areas="0 0 ?f2 ?f3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62" draw:style-name="gr32" draw:text-style-name="P21" draw:layer="layout" svg:width="0.199cm" svg:height="0.199cm" svg:x="15.806cm" svg:y="0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37" draw:text-style-name="P2" draw:layer="layout" svg:width="1.444cm" svg:height="0.37cm" draw:transform="rotate (-3.14159265358979) translate (16.045cm 5.095cm)">
          <text:p/>
          <draw:enhanced-geometry draw:mirror-horizontal="false" draw:mirror-vertical="true" svg:viewBox="0 0 0 0" draw:text-areas="0 0 ?f2 ?f3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568" draw:style-name="gr8" draw:text-style-name="P7" draw:layer="layout" svg:width="2.645cm" svg:height="0.758cm" svg:x="22.435cm" svg:y="15.556cm">
          <text:p text:style-name="P6"><text:span text:style-name="T11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3" draw:text-style-name="P2" draw:layer="layout" svg:width="8.031cm" svg:height="3.143cm" svg:x="0.099cm" svg:y="0.124cm">
          <draw:image xlink:href="Pictures/1000000000000249000000E5FFFF4A8B1FCA793F.png" xlink:type="simple" xlink:show="embed" xlink:actuate="onLoad" loext:mime-type="image/png">
            <text:p/>
          </draw:image>
        </draw:frame>
        <draw:custom-shape draw:name="Textfeld 532" draw:style-name="gr8" draw:text-style-name="P7" draw:layer="layout" svg:width="4.034cm" svg:height="2.283cm" svg:x="0.321cm" svg:y="16.418cm">
          <text:p text:style-name="P8"><text:span text:style-name="T14">Keyboard</text:span></text:p>
          <text:p text:style-name="P8"><text:span text:style-name="T14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46" draw:text-style-name="P5" draw:layer="layout" svg:width="1.785cm" svg:height="0.757cm" draw:transform="rotate (1.5707963267949) translate (13.986cm 18.396cm)">
          <text:p text:style-name="P8"><text:span text:style-name="T11">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33" draw:text-style-name="P2" draw:layer="layout" svg:x1="16.399cm" svg:y1="17.247cm" svg:x2="15.815cm" svg:y2="17.26cm">
          <text:p/>
        </draw:line>
        <draw:g draw:name="Gruppieren 87">
          <draw:custom-shape draw:name="Rechteck 88" draw:style-name="gr47" draw:text-style-name="P21" draw:layer="layout" svg:width="0.999cm" svg:height="0.126cm" svg:x="15.9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47" draw:text-style-name="P21" draw:layer="layout" svg:width="0.999cm" svg:height="0.126cm" svg:x="15.9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33" draw:text-style-name="P2" draw:layer="layout" svg:x1="16.4cm" svg:y1="17.932cm" svg:x2="16.398cm" svg:y2="18.885cm">
          <text:p/>
        </draw:line>
        <draw:custom-shape draw:name="Gewinkelte Verbindung 16" draw:style-name="gr48" draw:text-style-name="P2" draw:layer="layout" svg:width="2.061cm" svg:height="2.599cm" draw:transform="rotate (1.5707963267949) translate (13.8cm 17.58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84" draw:style-name="gr49" draw:text-style-name="P5" draw:layer="layout" svg:width="1.121cm" svg:height="0.758cm" svg:x="16.783cm" svg:y="18.08cm">
          <text:p text:style-name="P8"><text:span text:style-name="T11">2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22" draw:style-name="gr33" draw:text-style-name="P2" draw:layer="layout" svg:x1="15.088cm" svg:y1="17.877cm" svg:x2="15.084cm" svg:y2="18.879cm">
          <text:p/>
        </draw:line>
        <draw:custom-shape draw:name="Ellipse 124" draw:style-name="gr32" draw:text-style-name="P21" draw:layer="layout" svg:width="0.199cm" svg:height="0.199cm" svg:x="13.47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50" draw:text-style-name="P5" draw:layer="layout" svg:width="1.375cm" svg:height="0.758cm" svg:x="15.192cm" svg:y="17.79cm">
          <text:p text:style-name="P8"><text:span text:style-name="T11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33" draw:text-style-name="P2" draw:layer="layout" svg:x1="16.386cm" svg:y1="18.424cm" svg:x2="16.783cm" svg:y2="18.424cm">
          <text:p/>
        </draw:line>
        <draw:custom-shape draw:name="Ellipse 124" draw:style-name="gr32" draw:text-style-name="P21" draw:layer="layout" svg:width="0.199cm" svg:height="0.199cm" svg:x="14.99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21" draw:layer="layout" svg:width="0.199cm" svg:height="0.199cm" svg:x="16.323cm" svg:y="18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70" draw:style-name="gr51" draw:text-style-name="P5" draw:layer="layout" svg:width="1.6cm" svg:height="0.758cm" svg:x="16.247cm" svg:y="15.569cm">
          <text:p text:style-name="P8"><text:span text:style-name="T1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3">
          <draw:line draw:name="Gerade Verbindung 94" draw:style-name="gr39" draw:text-style-name="P2" draw:layer="layout" svg:x1="14.453cm" svg:y1="16.84cm" svg:x2="15.758cm" svg:y2="17.285cm">
            <text:p/>
          </draw:line>
          <draw:custom-shape draw:name="Textfeld 96" draw:style-name="gr52" draw:text-style-name="P5" draw:layer="layout" svg:width="1.122cm" svg:height="0.757cm" draw:transform="rotate (1.5707963267949) translate (14.703cm 17.894cm)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21" draw:layer="layout" svg:width="0.199cm" svg:height="0.199cm" draw:transform="rotate (1.5707963267949) translate (15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33" draw:text-style-name="P2" draw:layer="layout" svg:x1="15.088cm" svg:y1="15.923cm" svg:x2="15.084cm" svg:y2="16.779cm">
          <text:p/>
        </draw:line>
        <draw:line draw:name="Gerade Verbindung 118" draw:style-name="gr33" draw:text-style-name="P2" draw:layer="layout" svg:x1="16.399cm" svg:y1="15.926cm" svg:x2="9.448cm" svg:y2="15.871cm">
          <text:p/>
        </draw:line>
        <draw:custom-shape draw:name="Ellipse 124" draw:style-name="gr32" draw:text-style-name="P21" draw:layer="layout" svg:width="0.199cm" svg:height="0.199cm" svg:x="14.99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21" draw:layer="layout" svg:width="0.199cm" svg:height="0.199cm" svg:x="16.298cm" svg:y="17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8.258cm" svg:y1="15.708cm" svg:x2="18.276cm" svg:y2="18.428cm">
          <text:p/>
        </draw:line>
        <draw:line draw:name="Gerade Verbindung 34" draw:style-name="gr33" draw:text-style-name="P2" draw:layer="layout" svg:x1="17.887cm" svg:y1="18.424cm" svg:x2="18.284cm" svg:y2="18.424cm">
          <text:p/>
        </draw:line>
        <draw:custom-shape draw:name="Textfeld 143" draw:style-name="gr53" draw:text-style-name="P5" draw:layer="layout" svg:width="1.413cm" svg:height="0.716cm" svg:x="15.161cm" svg:y="18.331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4" draw:text-style-name="P5" draw:layer="layout" svg:width="1.181cm" svg:height="0.716cm" svg:x="16.23cm" svg:y="16.563cm">
          <text:p text:style-name="P8"><text:span text:style-name="T12">gr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5" draw:text-style-name="P5" draw:layer="layout" svg:width="1.392cm" svg:height="0.716cm" svg:x="17.071cm" svg:y="16.257cm">
          <text:p text:style-name="P8"><text:span text:style-name="T12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56" draw:text-style-name="P2" draw:layer="layout" svg:width="0.401cm" svg:height="3.758cm" draw:transform="rotate (1.5707963267949) translate (14.5cm 15.92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34" draw:style-name="gr33" draw:text-style-name="P2" draw:layer="layout" svg:x1="17.688cm" svg:y1="15.924cm" svg:x2="18.276cm" svg:y2="15.926cm">
          <text:p/>
        </draw:line>
        <draw:custom-shape draw:name="Ellipse 124" draw:style-name="gr32" draw:text-style-name="P21" draw:layer="layout" svg:width="0.199cm" svg:height="0.199cm" svg:x="18.16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57" draw:text-style-name="P5" draw:layer="layout" svg:width="1.384cm" svg:height="0.716cm" svg:x="15.128cm" svg:y="15.757cm">
          <text:p text:style-name="P8"><text:span text:style-name="T12">vio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43" draw:text-style-name="P2" draw:layer="layout" svg:width="9.236cm" svg:height="4.762cm" svg:x="0.462cm" svg:y="0.762cm">
          <draw:image xlink:href="Pictures/10000201000002800000014AA88366A11E9DB66D.png" xlink:type="simple" xlink:show="embed" xlink:actuate="onLoad" loext:mime-type="image/png">
            <text:p/>
          </draw:image>
        </draw:frame>
        <draw:g draw:name="Gruppieren 7">
          <draw:custom-shape draw:name="Gleichschenkliges Dreieck 3" draw:style-name="gr4" draw:text-style-name="P4" draw:layer="layout" svg:width="3.599cm" svg:height="2.899cm" draw:transform="rotate (-1.5707963267949) translate (10.9cm 10.391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feld 4" draw:style-name="gr8" draw:text-style-name="P7" draw:layer="layout" svg:width="0.821cm" svg:height="2.537cm" svg:x="7.932cm" svg:y="10.878cm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33" draw:text-style-name="P2" draw:layer="layout" svg:x1="1.498cm" svg:y1="6.477cm" svg:x2="22.901cm" svg:y2="6.477cm">
          <text:p/>
        </draw:line>
        <draw:line draw:name="Gerade Verbindung 15" draw:style-name="gr33" draw:text-style-name="P2" draw:layer="layout" svg:x1="1.498cm" svg:y1="17.82cm" svg:x2="22.901cm" svg:y2="17.82cm">
          <text:p/>
        </draw:line>
        <draw:g draw:name="Gruppieren 2054">
          <draw:custom-shape draw:name="Textfeld 18" draw:style-name="gr38" draw:text-style-name="P7" draw:layer="layout" svg:width="1.125cm" svg:height="0.758cm" svg:x="3.963cm" svg:y="10.02cm">
            <text:p text:style-name="P8"><text:span text:style-name="T11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>
            <draw:g draw:name="Gruppieren 21">
              <draw:custom-shape draw:name="Rechteck 22" draw:style-name="gr32" draw:text-style-name="P21" draw:layer="layout" svg:width="0.999cm" svg:height="0.126cm" draw:transform="rotate (1.5707963267949) translate (2.299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32" draw:text-style-name="P21" draw:layer="layout" svg:width="0.999cm" svg:height="0.126cm" draw:transform="rotate (1.5707963267949) translate (2.51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8" draw:text-style-name="P7" draw:layer="layout" svg:width="1.46cm" svg:height="1.265cm" svg:x="2.501cm" svg:y="9.767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33" draw:text-style-name="P2" draw:layer="layout" svg:x1="2.493cm" svg:y1="10.408cm" svg:x2="3.953cm" svg:y2="10.404cm">
            <text:p/>
          </draw:line>
        </draw:g>
        <draw:g draw:name="Gruppieren 43">
          <draw:custom-shape draw:name="Textfeld 44" draw:style-name="gr38" draw:text-style-name="P7" draw:layer="layout" svg:width="1.125cm" svg:height="0.758cm" svg:x="3.963cm" svg:y="11.191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>
            <draw:g draw:name="Gruppieren 47">
              <draw:custom-shape draw:name="Rechteck 49" draw:style-name="gr32" draw:text-style-name="P21" draw:layer="layout" svg:width="0.999cm" svg:height="0.126cm" draw:transform="rotate (1.5707963267949) translate (2.299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32" draw:text-style-name="P21" draw:layer="layout" svg:width="0.999cm" svg:height="0.126cm" draw:transform="rotate (1.5707963267949) translate (2.51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8" draw:text-style-name="P7" draw:layer="layout" svg:width="1.46cm" svg:height="1.265cm" svg:x="2.501cm" svg:y="10.938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33" draw:text-style-name="P2" draw:layer="layout" svg:x1="2.493cm" svg:y1="11.578cm" svg:x2="3.953cm" svg:y2="11.575cm">
            <text:p/>
          </draw:line>
        </draw:g>
        <draw:g draw:name="Gruppieren 51">
          <draw:custom-shape draw:name="Textfeld 52" draw:style-name="gr38" draw:text-style-name="P7" draw:layer="layout" svg:width="1.125cm" svg:height="0.758cm" svg:x="3.963cm" svg:y="12.391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>
            <draw:g draw:name="Gruppieren 55">
              <draw:custom-shape draw:name="Rechteck 57" draw:style-name="gr32" draw:text-style-name="P21" draw:layer="layout" svg:width="0.999cm" svg:height="0.126cm" draw:transform="rotate (1.5707963267949) translate (2.299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32" draw:text-style-name="P21" draw:layer="layout" svg:width="0.999cm" svg:height="0.126cm" draw:transform="rotate (1.5707963267949) translate (2.51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8" draw:text-style-name="P7" draw:layer="layout" svg:width="1.46cm" svg:height="1.265cm" svg:x="2.501cm" svg:y="12.138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33" draw:text-style-name="P2" draw:layer="layout" svg:x1="2.493cm" svg:y1="12.779cm" svg:x2="3.953cm" svg:y2="12.775cm">
            <text:p/>
          </draw:line>
        </draw:g>
        <draw:line draw:name="Gerade Verbindung 2056" draw:style-name="gr33" draw:text-style-name="P2" draw:layer="layout" svg:x1="5.099cm" svg:y1="10.404cm" svg:x2="6.299cm" svg:y2="10.404cm">
          <text:p/>
        </draw:line>
        <draw:line draw:name="Gerade Verbindung 69" draw:style-name="gr33" draw:text-style-name="P2" draw:layer="layout" svg:x1="5.099cm" svg:y1="11.575cm" svg:x2="6.299cm" svg:y2="11.575cm">
          <text:p/>
        </draw:line>
        <draw:line draw:name="Gerade Verbindung 72" draw:style-name="gr33" draw:text-style-name="P2" draw:layer="layout" svg:x1="5.099cm" svg:y1="12.775cm" svg:x2="6.299cm" svg:y2="12.775cm">
          <text:p/>
        </draw:line>
        <draw:line draw:name="Gerade Verbindung 79" draw:style-name="gr33" draw:text-style-name="P2" draw:layer="layout" svg:x1="2.298cm" svg:y1="10.445cm" svg:x2="1.498cm" svg:y2="10.445cm">
          <text:p/>
        </draw:line>
        <draw:line draw:name="Gerade Verbindung 82" draw:style-name="gr33" draw:text-style-name="P2" draw:layer="layout" svg:x1="2.298cm" svg:y1="11.615cm" svg:x2="1.498cm" svg:y2="11.615cm">
          <text:p/>
        </draw:line>
        <draw:line draw:name="Gerade Verbindung 85" draw:style-name="gr33" draw:text-style-name="P2" draw:layer="layout" svg:x1="2.298cm" svg:y1="12.815cm" svg:x2="1.498cm" svg:y2="12.815cm">
          <text:p/>
        </draw:line>
        <draw:custom-shape draw:name="Textfeld 9" draw:style-name="gr38" draw:text-style-name="P7" draw:layer="layout" svg:width="1.125cm" svg:height="0.758cm" svg:x="18.879cm" svg:y="10.03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33" draw:text-style-name="P2" draw:layer="layout" svg:x1="17.681cm" svg:y1="10.418cm" svg:x2="18.85cm" svg:y2="10.418cm">
          <text:p/>
        </draw:line>
        <draw:g draw:name="Gruppieren 137">
          <draw:g draw:name="Gruppieren 25">
            <draw:custom-shape draw:name="Rechteck 26" draw:style-name="gr32" draw:text-style-name="P21" draw:layer="layout" svg:width="0.999cm" svg:height="0.126cm" draw:transform="rotate (1.5707963267949) translate (21.286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32" draw:text-style-name="P21" draw:layer="layout" svg:width="0.999cm" svg:height="0.126cm" draw:transform="rotate (1.5707963267949) translate (21.497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8" draw:text-style-name="P7" draw:layer="layout" svg:width="1.46cm" svg:height="1.265cm" svg:x="20.018cm" svg:y="9.727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33" draw:text-style-name="P2" draw:layer="layout" svg:x1="20.014cm" svg:y1="10.419cm" svg:x2="21.285cm" svg:y2="10.416cm">
            <text:p/>
          </draw:line>
          <draw:line draw:name="Gerade Verbindung 101" draw:style-name="gr33" draw:text-style-name="P2" draw:layer="layout" svg:x1="21.497cm" svg:y1="10.416cm" svg:x2="22.701cm" svg:y2="10.416cm">
            <text:p/>
          </draw:line>
        </draw:g>
        <draw:g draw:name="Gruppieren 105">
          <draw:custom-shape draw:name="Textfeld 106" draw:style-name="gr38" draw:text-style-name="P7" draw:layer="layout" svg:width="1.125cm" svg:height="0.758cm" svg:x="18.879cm" svg:y="11.153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>
            <draw:custom-shape draw:name="Rechteck 112" draw:style-name="gr32" draw:text-style-name="P21" draw:layer="layout" svg:width="0.999cm" svg:height="0.126cm" draw:transform="rotate (1.5707963267949) translate (21.286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32" draw:text-style-name="P21" draw:layer="layout" svg:width="0.999cm" svg:height="0.126cm" draw:transform="rotate (1.5707963267949) translate (21.497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8" draw:text-style-name="P7" draw:layer="layout" svg:width="1.46cm" svg:height="1.265cm" svg:x="20.018cm" svg:y="10.845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33" draw:text-style-name="P2" draw:layer="layout" svg:x1="20.014cm" svg:y1="11.537cm" svg:x2="21.285cm" svg:y2="11.534cm">
            <text:p/>
          </draw:line>
          <draw:line draw:name="Gerade Verbindung 110" draw:style-name="gr33" draw:text-style-name="P2" draw:layer="layout" svg:x1="17.7cm" svg:y1="11.537cm" svg:x2="18.869cm" svg:y2="11.537cm">
            <text:p/>
          </draw:line>
          <draw:line draw:name="Gerade Verbindung 111" draw:style-name="gr33" draw:text-style-name="P2" draw:layer="layout" svg:x1="21.497cm" svg:y1="11.534cm" svg:x2="22.701cm" svg:y2="11.534cm">
            <text:p/>
          </draw:line>
        </draw:g>
        <draw:g draw:name="Gruppieren 114">
          <draw:custom-shape draw:name="Textfeld 115" draw:style-name="gr38" draw:text-style-name="P7" draw:layer="layout" svg:width="1.125cm" svg:height="0.758cm" svg:x="18.879cm" svg:y="12.353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>
            <draw:custom-shape draw:name="Rechteck 121" draw:style-name="gr32" draw:text-style-name="P21" draw:layer="layout" svg:width="0.999cm" svg:height="0.126cm" draw:transform="rotate (1.5707963267949) translate (21.286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32" draw:text-style-name="P21" draw:layer="layout" svg:width="0.999cm" svg:height="0.126cm" draw:transform="rotate (1.5707963267949) translate (21.497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8" draw:text-style-name="P7" draw:layer="layout" svg:width="1.46cm" svg:height="1.265cm" svg:x="20.018cm" svg:y="12.045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33" draw:text-style-name="P2" draw:layer="layout" svg:x1="20.014cm" svg:y1="12.737cm" svg:x2="21.285cm" svg:y2="12.734cm">
            <text:p/>
          </draw:line>
          <draw:line draw:name="Gerade Verbindung 119" draw:style-name="gr33" draw:text-style-name="P2" draw:layer="layout" svg:x1="17.7cm" svg:y1="12.737cm" svg:x2="18.869cm" svg:y2="12.737cm">
            <text:p/>
          </draw:line>
          <draw:line draw:name="Gerade Verbindung 120" draw:style-name="gr33" draw:text-style-name="P2" draw:layer="layout" svg:x1="21.497cm" svg:y1="12.734cm" svg:x2="22.701cm" svg:y2="12.734cm">
            <text:p/>
          </draw:line>
        </draw:g>
        <draw:custom-shape draw:name="Textfeld 134" draw:style-name="gr38" draw:text-style-name="P7" draw:layer="layout" svg:width="1.125cm" svg:height="0.758cm" svg:x="8.909cm" svg:y="8.0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37" draw:text-style-name="P2" draw:layer="layout" svg:width="0.854cm" svg:height="3.755cm" svg:x="10.045cm" svg:y="8.435cm">
          <text:p/>
          <draw:enhanced-geometry draw:mirror-horizontal="false" draw:mirror-vertical="false" svg:viewBox="0 0 0 0" draw:text-areas="0 0 ?f2 ?f3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37" draw:text-style-name="P2" draw:layer="layout" svg:width="0.654cm" svg:height="3.784cm" draw:transform="rotate (-3.14159265358979) translate (13.955cm 12.22cm)">
          <text:p/>
          <draw:enhanced-geometry draw:mirror-horizontal="false" draw:mirror-vertical="true" svg:viewBox="0 0 0 0" draw:text-areas="0 0 ?f2 ?f3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80" draw:style-name="gr37" draw:text-style-name="P2" draw:layer="layout" svg:width="2.599cm" svg:height="4.306cm" svg:x="15.1cm" svg:y="8.4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37" draw:text-style-name="P2" draw:layer="layout" svg:width="2.599cm" svg:height="4.339cm" draw:transform="rotate (-3.14159265358979) translate (8.9cm 12.7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32" draw:text-style-name="P21" draw:layer="layout" svg:width="0.199cm" svg:height="0.199cm" svg:x="6.22cm" svg:y="10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32" draw:text-style-name="P21" draw:layer="layout" svg:width="0.199cm" svg:height="0.199cm" svg:x="6.205cm" svg:y="11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32" draw:text-style-name="P21" draw:layer="layout" svg:width="0.199cm" svg:height="0.199cm" svg:x="17.587cm" svg:y="10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32" draw:text-style-name="P21" draw:layer="layout" svg:width="0.199cm" svg:height="0.199cm" svg:x="17.599cm" svg:y="11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8" draw:text-style-name="P7" draw:layer="layout" svg:width="1.502cm" svg:height="1.013cm" svg:x="23.111cm" svg:y="5.994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8" draw:text-style-name="P7" draw:layer="layout" svg:width="1.574cm" svg:height="1.013cm" svg:x="23.111cm" svg:y="17.3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8" draw:text-style-name="P7" draw:layer="layout" svg:width="4.678cm" svg:height="1.775cm" svg:x="1.129cm" svg:y="14.53cm">
          <text:p text:style-name="P8"><text:span text:style-name="T8">Audio Mixer</text:span></text:p>
          <text:p text:style-name="P8"><text:span text:style-name="T8">Input f</text:span><text:span text:style-name="T9">g</text:span><text:span text:style-name="T8"> = 3,4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>
          <draw:custom-shape draw:name="Textfeld 159" draw:style-name="gr38" draw:text-style-name="P7" draw:layer="layout" svg:width="0.908cm" svg:height="0.757cm" draw:transform="rotate (1.5707963267949) translate (6.73cm 10.492cm)">
            <text:p text:style-name="P8"><text:span text:style-name="T11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38" draw:text-style-name="P7" draw:layer="layout" svg:width="0.908cm" svg:height="0.757cm" draw:transform="rotate (1.5707963267949) translate (6.73cm 15.903cm)">
            <text:p text:style-name="P8"><text:span text:style-name="T11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33" draw:text-style-name="P2" draw:layer="layout" svg:x1="7.114cm" svg:y1="10.499cm" svg:x2="7.114cm" svg:y2="14.984cm">
            <text:p/>
          </draw:line>
          <draw:line draw:name="Gerade Verbindung 163" draw:style-name="gr33" draw:text-style-name="P2" draw:layer="layout" svg:x1="7.114cm" svg:y1="6.506cm" svg:x2="7.114cm" svg:y2="9.572cm">
            <text:p/>
          </draw:line>
          <draw:line draw:name="Gerade Verbindung 166" draw:style-name="gr33" draw:text-style-name="P2" draw:layer="layout" svg:x1="7.114cm" svg:y1="15.911cm" svg:x2="7.114cm" svg:y2="17.813cm">
            <text:p/>
          </draw:line>
        </draw:g>
        <draw:custom-shape draw:name="Ellipse 176" draw:style-name="gr32" draw:text-style-name="P21" draw:layer="layout" svg:width="0.199cm" svg:height="0.199cm" svg:x="7.02cm" svg:y="6.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32" draw:text-style-name="P21" draw:layer="layout" svg:width="0.199cm" svg:height="0.199cm" svg:x="7.018cm" svg:y="17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33" draw:text-style-name="P2" draw:layer="layout" svg:x1="7.999cm" svg:y1="11.454cm" svg:x2="6.305cm" svg:y2="11.454cm">
          <text:p/>
        </draw:line>
        <draw:line draw:name="Gerade Verbindung 185" draw:style-name="gr33" draw:text-style-name="P2" draw:layer="layout" svg:x1="17.632cm" svg:y1="11.42cm" svg:x2="16.206cm" svg:y2="11.42cm">
          <text:p/>
        </draw:line>
        <draw:custom-shape draw:name="Ellipse 189" draw:style-name="gr32" draw:text-style-name="P21" draw:layer="layout" svg:width="0.199cm" svg:height="0.199cm" svg:x="17.589cm" svg:y="11.3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32" draw:text-style-name="P21" draw:layer="layout" svg:width="0.199cm" svg:height="0.199cm" svg:x="6.205cm" svg:y="11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33" draw:text-style-name="P2" draw:layer="layout" svg:x1="7.993cm" svg:y1="12.926cm" svg:x2="7.114cm" svg:y2="12.926cm">
          <text:p/>
        </draw:line>
        <draw:custom-shape draw:name="Ellipse 195" draw:style-name="gr32" draw:text-style-name="P21" draw:layer="layout" svg:width="0.199cm" svg:height="0.199cm" svg:x="7.018cm" svg:y="1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33" draw:text-style-name="P2" draw:layer="layout" svg:x1="16.932cm" svg:y1="12.967cm" svg:x2="16.247cm" svg:y2="12.967cm">
          <text:p/>
        </draw:line>
        <draw:g draw:name="Gruppieren 200">
          <draw:g draw:name="Gruppieren 201">
            <draw:custom-shape draw:name="Rechteck 205" draw:style-name="gr32" draw:text-style-name="P21" draw:layer="layout" svg:width="0.999cm" svg:height="0.126cm" svg:x="12.224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32" draw:text-style-name="P21" draw:layer="layout" svg:width="0.999cm" svg:height="0.126cm" svg:x="12.224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8" draw:text-style-name="P7" draw:layer="layout" svg:width="1.459cm" svg:height="1.265cm" draw:transform="rotate (-1.5707963267949) translate (13.413cm 12.227cm)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33" draw:text-style-name="P2" draw:layer="layout" svg:x1="12.721cm" svg:y1="12.224cm" svg:x2="12.724cm" svg:y2="13.494cm">
            <text:p/>
          </draw:line>
          <draw:line draw:name="Gerade Verbindung 204" draw:style-name="gr33" draw:text-style-name="P2" draw:layer="layout" svg:x1="12.724cm" svg:y1="13.706cm" svg:x2="12.724cm" svg:y2="14.91cm">
            <text:p/>
          </draw:line>
        </draw:g>
        <draw:g draw:name="Gruppieren 207">
          <draw:g draw:name="Gruppieren 208">
            <draw:custom-shape draw:name="Rechteck 212" draw:style-name="gr32" draw:text-style-name="P21" draw:layer="layout" svg:width="0.999cm" svg:height="0.126cm" svg:x="11.026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32" draw:text-style-name="P21" draw:layer="layout" svg:width="0.999cm" svg:height="0.126cm" svg:x="11.026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8" draw:text-style-name="P7" draw:layer="layout" svg:width="1.459cm" svg:height="1.265cm" draw:transform="rotate (-1.5707963267949) translate (12.215cm 12.227cm)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33" draw:text-style-name="P2" draw:layer="layout" svg:x1="11.523cm" svg:y1="12.224cm" svg:x2="11.526cm" svg:y2="13.494cm">
            <text:p/>
          </draw:line>
          <draw:line draw:name="Gerade Verbindung 211" draw:style-name="gr33" draw:text-style-name="P2" draw:layer="layout" svg:x1="11.526cm" svg:y1="13.706cm" svg:x2="11.526cm" svg:y2="14.91cm">
            <text:p/>
          </draw:line>
        </draw:g>
        <draw:custom-shape draw:name="Ellipse 214" draw:style-name="gr32" draw:text-style-name="P21" draw:layer="layout" svg:width="0.199cm" svg:height="0.199cm" svg:x="11.415cm" svg:y="12.0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32" draw:text-style-name="P21" draw:layer="layout" svg:width="0.199cm" svg:height="0.199cm" svg:x="12.616cm" svg:y="12.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32" draw:text-style-name="P21" draw:layer="layout" svg:width="0.399cm" svg:height="0.372cm" svg:x="11.3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7" draw:style-name="gr32" draw:text-style-name="P21" draw:layer="layout" svg:width="0.399cm" svg:height="0.372cm" svg:x="12.5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8" draw:style-name="gr32" draw:text-style-name="P21" draw:layer="layout" svg:width="0.399cm" svg:height="0.372cm" draw:transform="rotate (1.5707963267949) translate (22.701cm 10.61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9" draw:style-name="gr32" draw:text-style-name="P21" draw:layer="layout" svg:width="0.399cm" svg:height="0.372cm" draw:transform="rotate (1.5707963267949) translate (22.701cm 12.928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0" draw:style-name="gr32" draw:text-style-name="P21" draw:layer="layout" svg:width="0.399cm" svg:height="0.372cm" draw:transform="rotate (1.5707963267949) translate (22.701cm 11.72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2" draw:style-name="gr32" draw:text-style-name="P21" draw:layer="layout" svg:width="0.399cm" svg:height="0.372cm" draw:transform="rotate (-1.5707963267949) translate (1.523cm 10.24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5" draw:style-name="gr32" draw:text-style-name="P21" draw:layer="layout" svg:width="0.399cm" svg:height="0.372cm" draw:transform="rotate (-1.5707963267949) translate (1.499cm 11.42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6" draw:style-name="gr32" draw:text-style-name="P21" draw:layer="layout" svg:width="0.399cm" svg:height="0.372cm" draw:transform="rotate (-1.5707963267949) translate (1.499cm 12.60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feld 139" draw:style-name="gr8" draw:text-style-name="P7" draw:layer="layout" svg:width="1.612cm" svg:height="2.027cm" svg:x="12.676cm" svg:y="12.62cm">
          <text:p text:style-name="P8"><text:span text:style-name="T4">+</text:span></text:p>
          <text:p text:style-name="P8"><text:span text:style-name="T4"/></text:p>
          <text:p text:style-name="P8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8" draw:text-style-name="P7" draw:layer="layout" svg:width="1.612cm" svg:height="2.027cm" svg:x="10.076cm" svg:y="12.62cm">
          <text:p text:style-name="P6"><text:span text:style-name="T4">+</text:span></text:p>
          <text:p text:style-name="P6"><text:span text:style-name="T4"/></text:p>
          <text:p text:style-name="P6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37" draw:text-style-name="P2" draw:layer="layout" svg:width="9.775cm" svg:height="1.647cm" svg:x="7.143cm" svg:y="14.372cm">
          <text:p/>
          <draw:enhanced-geometry draw:mirror-horizontal="false" draw:mirror-vertical="false" svg:viewBox="0 0 0 0" draw:text-areas="0 0 ?f2 ?f3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61" draw:style-name="gr32" draw:text-style-name="P21" draw:layer="layout" svg:width="0.199cm" svg:height="0.199cm" svg:x="7.018cm" svg:y="14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33" draw:text-style-name="P2" draw:layer="layout" svg:x1="16.9cm" svg:y1="12.966cm" svg:x2="16.9cm" svg:y2="16.019cm">
          <text:p/>
        </draw:line>
        <draw:line draw:name="Gerade Verbindung 228" draw:style-name="gr33" draw:text-style-name="P2" draw:layer="layout" svg:x1="14.75cm" svg:y1="11.32cm" svg:x2="14.75cm" svg:y2="6.477cm">
          <text:p/>
        </draw:line>
        <draw:line draw:name="Gerade Verbindung 180" draw:style-name="gr33" draw:text-style-name="P2" draw:layer="layout" svg:x1="14.75cm" svg:y1="17.826cm" svg:x2="14.75cm" svg:y2="13.12cm">
          <text:p/>
        </draw:line>
        <draw:custom-shape draw:name="Ellipse 181" draw:style-name="gr32" draw:text-style-name="P21" draw:layer="layout" svg:width="0.199cm" svg:height="0.199cm" svg:x="14.656cm" svg:y="6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32" draw:text-style-name="P21" draw:layer="layout" svg:width="0.199cm" svg:height="0.199cm" svg:x="14.661cm" svg:y="17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58" draw:text-style-name="P25" draw:layer="layout" svg:width="1.125cm" svg:height="0.758cm" svg:x="13.964cm" svg:y="8.0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>
          <draw:g draw:name="Gruppieren 188">
            <draw:custom-shape draw:name="Rechteck 191" draw:style-name="gr32" draw:text-style-name="P21" draw:layer="layout" svg:width="0.999cm" svg:height="0.126cm" draw:transform="rotate (-3.14159265358979) translate (22.397cm 4.48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32" draw:text-style-name="P21" draw:layer="layout" svg:width="0.999cm" svg:height="0.126cm" draw:transform="rotate (-3.14159265358979) translate (22.397cm 4.27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8" draw:text-style-name="P7" draw:layer="layout" svg:width="1.459cm" svg:height="1.264cm" draw:transform="rotate (1.5707963267949) translate (21.219cm 4.283cm)">
            <text:p text:style-name="P8"><text:span text:style-name="T11"/></text:p>
            <text:p text:style-name="P8"><text:span text:style-name="T11">0,1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33" draw:text-style-name="P2" draw:layer="layout" svg:x1="21.859cm" svg:y1="4.144cm" svg:x2="21.859cm" svg:y2="1.821cm">
          <text:p/>
        </draw:line>
        <draw:custom-shape draw:name="Ellipse 199" draw:style-name="gr32" draw:text-style-name="P21" draw:layer="layout" svg:width="0.199cm" svg:height="0.199cm" svg:x="21.794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33" draw:text-style-name="P2" draw:layer="layout" svg:x1="21.896cm" svg:y1="5.131cm" svg:x2="21.896cm" svg:y2="4.484cm">
          <text:p/>
        </draw:line>
        <draw:custom-shape draw:name="Textfeld 239" draw:style-name="gr59" draw:text-style-name="P25" draw:layer="layout" svg:width="2.505cm" svg:height="1.772cm" svg:x="18.501cm" svg:y="0.924cm">
          <text:p text:style-name="P8"><text:span text:style-name="T11"/></text:p>
          <text:p text:style-name="P3"><text:span text:style-name="T11">7809</text:span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33" draw:text-style-name="P2" draw:layer="layout" svg:x1="12.926cm" svg:y1="1.821cm" svg:x2="18.5cm" svg:y2="1.821cm">
          <text:p/>
        </draw:line>
        <draw:line draw:name="Gerade Verbindung 243" draw:style-name="gr33" draw:text-style-name="P2" draw:layer="layout" svg:x1="21.006cm" svg:y1="1.821cm" svg:x2="22.887cm" svg:y2="1.821cm">
          <text:p/>
        </draw:line>
        <draw:custom-shape draw:name="Textfeld 246" draw:style-name="gr8" draw:text-style-name="P7" draw:layer="layout" svg:width="1.502cm" svg:height="1.013cm" svg:x="23.111cm" svg:y="1.266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33" draw:text-style-name="P2" draw:layer="layout" svg:x1="12.926cm" svg:y1="5.124cm" svg:x2="22.71cm" svg:y2="5.124cm">
          <text:p/>
        </draw:line>
        <draw:custom-shape draw:name="Textfeld 249" draw:style-name="gr8" draw:text-style-name="P7" draw:layer="layout" svg:width="1.574cm" svg:height="1.013cm" svg:x="23.111cm" svg:y="4.64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>
          <draw:g draw:name="Gruppieren 251">
            <draw:custom-shape draw:name="Rechteck 253" draw:style-name="gr32" draw:text-style-name="P21" draw:layer="layout" svg:width="0.999cm" svg:height="0.126cm" draw:transform="rotate (-3.14159265358979) translate (17.996cm 4.32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32" draw:text-style-name="P21" draw:layer="layout" svg:width="0.999cm" svg:height="0.126cm" draw:transform="rotate (-3.14159265358979) translate (17.996cm 4.1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8" draw:text-style-name="P7" draw:layer="layout" svg:width="1.785cm" svg:height="1.264cm" draw:transform="rotate (1.5707963267949) translate (16.818cm 4.12cm)">
            <text:p text:style-name="P8"><text:span text:style-name="T11">+</text:span></text:p>
            <text:p text:style-name="P8"><text:span text:style-name="T11">1000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33" draw:text-style-name="P2" draw:layer="layout" svg:x1="17.5cm" svg:y1="5.124cm" svg:x2="17.496cm" svg:y2="4.324cm">
          <text:p/>
        </draw:line>
        <draw:line draw:name="Gerade Verbindung 256" draw:style-name="gr33" draw:text-style-name="P2" draw:layer="layout" svg:x1="17.445cm" svg:y1="3.985cm" svg:x2="17.445cm" svg:y2="1.821cm">
          <text:p/>
        </draw:line>
        <draw:custom-shape draw:name="Ellipse 257" draw:style-name="gr32" draw:text-style-name="P21" draw:layer="layout" svg:width="0.199cm" svg:height="0.199cm" svg:x="17.409cm" svg:y="5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21" draw:layer="layout" svg:width="0.199cm" svg:height="0.199cm" svg:x="17.353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33" draw:text-style-name="P2" draw:layer="layout" svg:x1="19.753cm" svg:y1="5.152cm" svg:x2="19.753cm" svg:y2="2.719cm">
          <text:p/>
        </draw:line>
        <draw:custom-shape draw:name="Ellipse 260" draw:style-name="gr32" draw:text-style-name="P21" draw:layer="layout" svg:width="0.199cm" svg:height="0.199cm" svg:x="19.661cm" svg:y="5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21.754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59" draw:text-style-name="P25" draw:layer="layout" svg:width="2.782cm" svg:height="4.307cm" svg:x="12.7cm" svg:y="1.324cm">
          <text:p text:style-name="P8"><text:span text:style-name="T11"/></text:p>
          <text:p text:style-name="P8"><text:span text:style-name="T11"/></text:p>
          <text:p text:style-name="P3"><text:span text:style-name="T11">Netzteil </text:span></text:p>
          <text:p text:style-name="P3"><text:span text:style-name="T11">mit</text:span></text:p>
          <text:p text:style-name="P3"><text:span text:style-name="T11">Brücken-gleichrichter</text:span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60" draw:text-style-name="P26" draw:layer="layout" svg:width="3.259cm" svg:height="1.098cm" svg:x="3.505cm" svg:y="0.539cm">
          <text:p text:style-name="P8"><text:span text:style-name="T16">TLE20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8" draw:text-style-name="P7" draw:layer="layout" svg:width="1.989cm" svg:height="3.211cm" svg:x="23.116cm" svg:y="9.925cm">
          <text:p text:style-name="P8"><text:span text:style-name="T4">GT2 x 1</text:span></text:p>
          <text:p text:style-name="P8"><text:span text:style-name="T4"/></text:p>
          <text:p text:style-name="P8"><text:span text:style-name="T4">ext. x 2</text:span></text:p>
          <text:p text:style-name="P8"><text:span text:style-name="T4"/></text:p>
          <text:p text:style-name="P8"><text:span text:style-name="T4">ext. 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8" draw:text-style-name="P7" draw:layer="layout" svg:width="1.079cm" svg:height="3.211cm" svg:x="0.21cm" svg:y="9.99cm">
          <text:p text:style-name="P8"><text:span text:style-name="T4">x 1</text:span></text:p>
          <text:p text:style-name="P8"><text:span text:style-name="T4"/></text:p>
          <text:p text:style-name="P8"><text:span text:style-name="T4">x 2</text:span></text:p>
          <text:p text:style-name="P8"><text:span text:style-name="T4"/></text:p>
          <text:p text:style-name="P8"><text:span text:style-name="T4">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8" draw:text-style-name="P7" draw:layer="layout" svg:width="1.159cm" svg:height="0.843cm" svg:x="2.922cm" svg:y="7.87cm">
          <text:p text:style-name="P8"><text:span text:style-name="T4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8" draw:text-style-name="P7" draw:layer="layout" svg:width="1.439cm" svg:height="0.843cm" svg:x="19.92cm" svg:y="7.87cm">
          <text:p text:style-name="P8"><text:span text:style-name="T4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custom-shape draw:name="Gleichschenkliges Dreieck 3" draw:style-name="gr61" draw:text-style-name="P27" draw:layer="layout" svg:width="3.599cm" svg:height="2.899cm" draw:transform="rotate (1.5707963267949) translate (13.314cm 14.013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feld 4" draw:style-name="gr62" draw:text-style-name="P5" draw:layer="layout" svg:width="0.819cm" svg:height="2.537cm" draw:transform="rotate (-3.14159265358979) translate (16.282cm 13.526cm)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1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000000" draw:end-color="#000000" draw:start-intensity="100%" draw:end-intensity="100%" draw:angle="1800" draw:border="8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09">09.06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09">09.06.21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initial-creator>Harald Rieder</meta:initial-creator>
    <meta:editing-cycles>551</meta:editing-cycles>
    <meta:creation-date>2016-03-06T18:59:25</meta:creation-date>
    <dc:date>2021-06-09T16:36:13.621334841</dc:date>
    <meta:editing-duration>PT1H18M47S</meta:editing-duration>
    <meta:generator>LibreOffice/6.4.7.2$Linux_X86_64 LibreOffice_project/40$Build-2</meta:generator>
    <meta:document-statistic meta:object-count="838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